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paragraph-properties style:writing-mode="lr-tb"/>
    </style:style>
    <style:style style:name="P3" style:family="paragraph" style:parent-style-name="Standard">
      <style:text-properties fo:language="en" fo:country="none"/>
    </style:style>
    <style:style style:name="P4" style:family="paragraph" style:parent-style-name="Text_20_body">
      <style:text-properties fo:language="en" fo:country="none"/>
    </style:style>
    <style:style style:name="P5" style:family="paragraph" style:parent-style-name="Standard">
      <style:paragraph-properties fo:text-align="center" style:justify-single-word="false"/>
      <style:text-properties fo:font-size="96pt" fo:font-weight="bold" style:font-size-asian="96pt" style:font-weight-asian="bold" style:font-size-complex="96pt" style:font-weight-complex="bold"/>
    </style:style>
    <style:style style:name="T1"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 744</text:p>
      <text:p text:style-name="P1"><text:bookmark text:name="yui_3_16_0_ym19_1_1494752968305_15243"/>You must control the important places of the Machreq, which are Bagdad, Medina, Mecca and Damascus, in order to proclaim yourself Caliph. If you want to become Caliph instead of the Caliph if you are Sayyid,  the conditions are the same but via a decision in the specific decision screen.</text:p>
      <text:p text:style-name="P1"><text:bookmark text:name="yui_3_16_0_ym19_1_1494752968305_15242"/>In order to be recognized the head of the Dar Al Islam again,  a Caliph must control two of the essential places of the Muslim Machreq. If he controls one or less,  he loose his title of emir of emirs. A non-Caliph can ask for the rank of emir of emirs only if the Caliph is his vassals and if he controls the four important places of the Machreq.</text:p>
      <text:p text:style-name="Standard"/>
      <text:p text:style-name="Standard"/>
      <text:p text:style-name="Standard"/>
      <text:p text:style-name="Text_20_body">Renew our Caliphate claims </text:p>
      <text:p text:style-name="Text_20_body">Alas, our title of Khalifa Rasul Allah, God's Vicar, became more and more nominal because of our weakening grasp upon the believer community. In order to recover our influence and rank to honour our title, we must absolutely control at least two locations amongst the greatests of the Machreq, the heart of muslim world. This will make us in a good position to regain our rule upon the Dar Al Islam. Allah is the greatest !</text:p>
      <text:p text:style-name="Standard"/>
      <text:p text:style-name="Text_20_body">"Ask" the Caliph the title emir of emirs </text:p>
      <text:p text:style-name="Text_20_body">It is Allah's will if His vicar is under our protection. The last Caliphs fell in decadence, unable to resist against thoses which possess God's will , which means us. If we are able to control all the regions of the Machreq, the heart of the Muslim world, the believer community will recognise us as the bearers of God's will, and thus ask to the Caliph for the title of Amir-al'umara' , emir of emirs. Even if he will be angry, because it is an attack of his claims to rule all the Dar Al Islam, he will have no other choice : it is God's will, after all.</text:p>
      <text:p text:style-name="Standard"/>
      <text:p text:style-name="Text_20_body">The Khilâfa is reborn !</text:p>
      <text:p text:style-name="Text_20_body">Since the days of the Rashidun Caliphs, the " Rightly Guided ", and the fall of Ummayads, grasp of the Allah's vicar never cease to weaken on the Dar Al Islam . Recently, our temporal power competed with those of mere Amîrs and Shah, which dare claim they were independants ! But Allah is the greatest, and he bestow us the power to claim two essential regions of the Machreq. The Amîrs are in great fear now , for they now they greatly displeased Allah by refusing the authority of the Leader of the Believers . And they are right in their fears, for it is God's will if we are going to once more unite all the Dar Al Islam under our power !</text:p>
      <text:p text:style-name="Standard"/>
      <text:p text:style-name="Standard">Allahu Akbar !</text:p>
      <text:p text:style-name="Standard"/>
      <text:p text:style-name="Standard">Amîr al-'umara</text:p>
      <text:p text:style-name="Standard"/>
      <text:p text:style-name="Standard"/>
      <text:p text:style-name="Standard">Since the times of the Rashidun Caliphs, the "Rightly Guided" , and the fall of Ummayads, the grasp of the Allah's vicar never cease to weaken on the Dar Al Islam . The Dar Al Islam was divided between several emirates and Iranian shahdoms, while the Caliphs became weaker and weaker and far more decadent. It was a sign that Allah abandon them. It was also His will when we took over Bagdad and the Caliph fell within our grasp. Even if few of muslim recognized it, they changed their minds when the rest of the Machreq fell within our grasp ! We thus asked a new title to the Caliph, the one of the Amîr Al Umara, emir of emir ,which grant us claims to rule the Dar Al Islam . However, the Caliph do not hide his anger. Whatever, for that even God's vicar cannot go against <text:soft-page-break/>God's will ! </text:p>
      <text:p text:style-name="Standard"><text:s text:c="2"/></text:p>
      <text:p text:style-name="Standard">Allahu Akbar !</text:p>
      <text:p text:style-name="Standard"/>
      <text:p text:style-name="Standard"/>
      <text:p text:style-name="Standard"/>
      <text:p text:style-name="Standard">Rebirth of the Khilâfa !</text:p>
      <text:p text:style-name="Standard"/>
      <text:p text:style-name="Standard">Since the times of the Rashidun Caliphs, the "Rightly Guided" , and the fall of Ummayads, the grasp of the Allah's vicar never cease to weaken on the Dar Al Islam . We benefit this decline by taking our independance, while respecting the - theoric - authority of the Caliph. But we never thought that the Caliphs may ever regain such power, and they now are granted their power from their control over the essential regions of the Machreq. The Caliph in charge claim again his will to rule over the Dar Al Islam directly once more. It is dangerous for us and our authority, and some within our territories even claim our independance is an usurpation of the true, rightfull authority ! </text:p>
      <text:p text:style-name="Standard"/>
      <text:p text:style-name="Standard">Caliph or not , my realm stay MY realm ! </text:p>
      <text:p text:style-name="Standard"/>
      <text:p text:style-name="Standard">Amîr al-'umara</text:p>
      <text:p text:style-name="Standard"/>
      <text:p text:style-name="Text_20_body">Since the times of the Rashidun Caliphs, the "Rightly Guided" , and the fall of Ummayads, the grasp of the Allah's vicar never cease to weaken on the Dar Al Islam . We benefit this decline by taking our independance, while respecting the - theoric - authority of the Caliph. Yet, the Caliph fell within the grasp of one the Amîr or a Shah . We were not paying attention, but now, this dog , arguing that he possess all of the Machreq the heart of the Muslim world , claim the title of Amir-al'umara from the Caliph. He claim this title give him the right to rule the Dar Al Islam instead of the Caliph !</text:p>
      <text:p text:style-name="Text_20_body">I will never pledge allegiance to theses upstarts !</text:p>
      <text:p text:style-name="Standard">They will pay for this, I am the Kalifâ Rasul Allah !</text:p>
      <text:p text:style-name="Standard"/>
      <text:p text:style-name="Standard">Decadency of the Khilafât !</text:p>
      <text:p text:style-name="Standard"/>
      <text:p text:style-name="Standard">The current Caliph Rasul Allah, which mean yourself, is a pathetic person. You lost the entire Machreq, the heart of the muslim world . It is a proof that Allah does consider his Vicar to be decadent and isn't worthy enough anymore to lead the Dar Al Islam. Well, it is what the neighbouring Amîrs and Shah like to say loudly, without any consideration for your rank. It is an absolute priority for us to retake the heart of the Machreq to renew our temporal pretentions on the entire Ummah !</text:p>
      <text:p text:style-name="Standard"/>
      <text:p text:style-name="Standard">A sad day for Islam ! And especially for me …</text:p>
      <text:p text:style-name="Standard"/>
      <text:p text:style-name="Standard">Loss of the title of Amîr al-'umara</text:p>
      <text:p text:style-name="Standard"/>
      <text:p text:style-name="Standard">By losing one of the major places of the Machreq, we lost all legitimacy to call ourselves Emir of Emirs, for the Leader of the Believer revoked our investiture . The Caliph stated that our reversals where a proof that Allah consider that we are not worthy anymore to lead the Dar Al Islam . Neighbouring Amîrs and Shahs followed the Caliph , without any consideration to your rank . It is an absolute priority for us to retake the heart of the Machreq to renew our temporal pretentions on the entire Ummah !</text:p>
      <text:p text:style-name="Standard"/>
      <text:p text:style-name="Standard">A sad day for Islam ! And especially for me …</text:p>
      <text:p text:style-name="Standard"><text:soft-page-break/></text:p>
      <text:p text:style-name="Standard">The Caliph consider the title Amir-al'umara as an insult to his right to rule the Dar Al Islam. </text:p>
      <text:p text:style-name="Standard"/>
      <text:p text:style-name="Standard">This Amîr or Shah was extremely unhappy about the pretention of the Amîr al-'umara', who took the Caliph in hostage, to rule the entire Ummah</text:p>
      <text:p text:style-name="Standard"/>
      <text:p text:style-name="Standard"/>
      <text:p text:style-name="Text_20_body">Take over the Caliphate </text:p>
      <text:p text:style-name="Text_20_body">As a descendent of the Qurayshites the father's tribe of the Prophet, we have the right to bear the title of Amîr al-Mû'Minin , Leader of the Believers -Caliph. We managed to become independant from the Caliph and to become a powerfull Amîr. To become caliph instead of the caliph, we absolutely need to take over the Machreq, the heart of the Muslim world, and show a lot of piety and rigor. Thus, Ulemmas will accept our Caliphal proclamation. </text:p>
      <text:p text:style-name="Standard"/>
      <text:p text:style-name="Text_20_body">A new Caliph !</text:p>
      <text:p text:style-name="Text_20_body">Allah be praised, for Ulemmas recognized our right to proclaim ourselves Caliph in order to clean the Vicar of God's seat from the last decadent dynasty . Our blood of Qurayshites give us this right, but it is our great piety which lead us to this rightfull usurpation. Now that the Ummah recover a real sovereign, it is time to put an end to the Fitna ! </text:p>
      <text:p text:style-name="Text_20_body">Let's unite the Dar Al Islam once more. </text:p>
      <text:p text:style-name="Text_20_body">Let's unite the Dar Al Islam once more. </text:p>
      <text:p text:style-name="Text_20_body">Let's unite the Dar Al Islam once more. </text:p>
      <text:p text:style-name="Text_20_body"/>
      <text:p text:style-name="Standard">New Caliph !</text:p>
      <text:p text:style-name="Standard"/>
      <text:p text:style-name="Standard">We recently had news from the Machreq : the Ulemmas recognized a new Sunni Caliph. The Qurayshite blood of <text:s/>[From.GetTitledFirstName] is known by everyone, so he didn't have any diffuculty to « usurp » the caliphate seat, because his power is great. He claim it was Allah's will, and exige our obedience. Indeed, we will quote his name in the khûtba (Friday prayer) , but the Caliph who will force me to bend the knee is not yet born !</text:p>
      <text:p text:style-name="Standard"/>
      <text:p text:style-name="Standard">Well, let's see what he is going to do.</text:p>
      <text:p text:style-name="Standard"/>
      <text:p text:style-name="Standard">New Caliph !</text:p>
      <text:p text:style-name="Standard"/>
      <text:p text:style-name="Standard">We recently had news from the Machreq : the Ulemmas recognized a new Shia Caliph Imâm. The Qurayshite blood of <text:s/>[From.GetTitledFirstName] is known by everyone, so he didn't have any diffuculty to « usurp » the caliphate seat, because his power is great. He claim it was Allah's will, and exige our obedience. Indeed, we will quote his name in the khûtba (Friday prayer) , but the Caliph who will force me to bend the knee is not yet born !</text:p>
      <text:p text:style-name="Standard"/>
      <text:p text:style-name="Standard">Well, let's see what he is going to do.</text:p>
      <text:p text:style-name="Standard"/>
      <text:p text:style-name="Standard">Khawarij</text:p>
      <text:p text:style-name="Standard"/>
      <text:p text:style-name="Standard">The Khadjirism id the third principal branch of Islam with the Sunnism and the Shiaism. The Khadjirism is born from the refusal of the arbitration between Ali and Mu'âwîya, thnking that the aliph , as the Vicar of God, is only subject to divine arbitration. The official lord of the Khadjirit islam is the Khalîfa Imâm. The Khadjirites think the Caliph must be elected by the muslim, without <text:soft-page-break/>consideration about the Qurayshite lineage. </text:p>
      <text:p text:style-name="Standard"/>
      <text:p text:style-name="Standard">Try to be elected Caliph</text:p>
      <text:p text:style-name="Standard"/>
      <text:p text:style-name="Standard">Ever since we refused to choose between Ali and Mu'âwîya, us, kharidjites and ibadis, we were persecuted and killed by both Ali's followers, the Shias, and Mu'âwîya's, the Sunnis. But Allah chose to end this injustice once and for all, for we are the most powerfull of emirs. According to our doctrine, the Caliph must be elected by the believers , no matter if he is Arab or from Qurayshite lineage. If we take the most important places of the Machreq , our vassals will have no trouble to elect us Caliph, a title that will be recognized everywhere in the Dar al Islam . But be carefull, our son may very well not inherit that title.</text:p>
      <text:p text:style-name="Standard"/>
      <text:p text:style-name="Standard"/>
      <text:p text:style-name="Standard">Khalîfa Imâm</text:p>
      <text:p text:style-name="Standard"/>
      <text:p text:style-name="Standard">[From.GetTitledFirstName] is blessed by Allah, for he managed to take over the entire Machreq, the heart of the muslim world . Before the Ka'ba, all the high dignitaries of his kingdoms gathered and elected him Kalîfa Imâm ,Rasul Allah, Vicar of God, Leader of the Believers. May the Sunnis and Shias alike fear, for God's wrath will be great if they refuse to follow his rightfull Vicar !</text:p>
      <text:p text:style-name="Standard"/>
      <text:p text:style-name="Standard">Allahu Akbar !</text:p>
      <text:p text:style-name="Standard"/>
      <text:p text:style-name="Standard">Allahu Akbrar !</text:p>
      <text:p text:style-name="Standard"/>
      <text:p text:style-name="Standard">Join the Han'balit theologic school</text:p>
      <text:p text:style-name="Standard"/>
      <text:p text:style-name="Standard">The Han'balism is a " juridic school " of Sunnism. Created by Ahmad ben Hanbal from the traditionalist school of Hijaz. This school is firmly attached to the Prophet's tradition and its transmission, and absolutely refuse all kind of reasonning ( Qiyâs ) to make laws and the Right. Rigorist, he refuse every compromise to their juridic traditions, causing numerous troubles in Irak and Syria . By making this decision, we choose this tradition. </text:p>
      <text:p text:style-name="Standard"/>
      <text:p text:style-name="Standard"/>
      <text:p text:style-name="Standard">This character is Han'balit : he is particularly attached to the Prophet's tradition and its transmission , and absolutely refuse all kind of reasonning ( Qiyâs ) to make laws and the Right. Rigorist , he refuse every compromise to their juridic traditions. </text:p>
      <text:p text:style-name="Standard"/>
      <text:p text:style-name="Standard">Join Malikism.</text:p>
      <text:p text:style-name="Standard"/>
      <text:p text:style-name="Standard">Malikism is a " juridic school " of Sunnism. Created by the Imam of Medina, Mâlik ben Anas al-Asbahi, from traditionnalist school of Hijaz . Malikists are original in that they consider the Medinan customs as source of Right and laws. They think that the Medinan, because of their faith and traditionalism, conserved the true laws of the Prophet. Rigorist , Malikism is very developped in Spain and in the Maghreb. By making this decision, we choose this tradition. </text:p>
      <text:p text:style-name="Standard"/>
      <text:p text:style-name="Standard">This character is Malikist : he consider the Medinan customs as source of Right and laws. They think that the Medinan, because of their faith and traditionalism, conserved the true laws of the Prophet. Rigorist, he refuse every compromise to their juridic traditions. </text:p>
      <text:p text:style-name="Standard"/>
      <text:p text:style-name="P1"><text:bookmark text:name="yui_3_16_0_ym19_1_1494752968305_13694"/>Join the Hanafite theologic school</text:p>
      <text:p text:style-name="P1"><text:bookmark text:name="yui_3_16_0_ym19_1_1494752968305_13695"/>The Hanafism is a " juridic school " of Sunnism. Created by Abû-Hanîfa of the analogic reasonning  (Qiyâs ) school of Iraq. The Hanafits think that reasonning,  even personnal, of a Qadi, might be <text:soft-page-break/>considered as a source of Right and law. Hanafits are known to be very cultivate. Moderate, if compared to the traditionalist schools , is prefered by Iranian and Turkish populations . By making this decision, we choose this tradition.</text:p>
      <text:p text:style-name="P1"><text:bookmark text:name="yui_3_16_0_ym19_1_1494752968305_13696"/>Hanafit</text:p>
      <text:p text:style-name="P1"><text:bookmark text:name="yui_3_16_0_ym19_1_1494752968305_13697"/>This character is Hanafit : he thinks that reasonning,  even personnal, of a Qadi, might be considered as a source of Right and law. Hanafits are known to be very cultivate. They are considered moderate in comparison towards other traditionnalists schools</text:p>
      <text:p text:style-name="Standard"/>
      <text:p text:style-name="P1"><text:bookmark text:name="yui_3_16_0_ym19_1_1494752968305_15400"/>This character is Shâ'fite, he do not exclude the analogic reasonning  (Qiyâs ) as a source of Right and laws,  but thinks that he must rigorously apply the juridic tradition</text:p>
      <text:p text:style-name="P1"><text:bookmark text:name="yui_3_16_0_ym19_1_1494752968305_15401"/>Join the Shâ'fite theological school</text:p>
      <text:p text:style-name="P1"><text:bookmark text:name="yui_3_16_0_ym19_1_1494752968305_15383"/>The Shâ'fism is a " juridic school " of Sunnism. Created by Muhammad ben Idris Al-Muttalibi Ash-Shafî, mixing principles of two schools while opposing them. The Shâ'fites do not exclude the analogic reasonning ( Qiyâs ),  but think that they must rigorously apply the juridic tradition. The Shâ'fites are numerous in Egypt. By making this decision, we choose this tradition.</text:p>
      <text:p text:style-name="Standard"/>
      <text:p text:style-name="P1"><text:bookmark text:name="yui_3_16_0_ym19_1_1494752968305_15402"/>Become Soufi</text:p>
      <text:p text:style-name="P1"><text:bookmark text:name="yui_3_16_0_ym19_1_1494752968305_15382"/>The Soufism isn't really a juridic school,  but rather a spiritual movement inside Sunnism. The Soufism favorise the spiritual search of God in the interiorisation. Quickly, the greatest Soufis have been adorated like "Saints ", able to intercede with God. For this reason, Soufism is rather popular but really not appreciated by the other schools. By making this decision, we publicly adopt Soufism.</text:p>
      <text:p text:style-name="P1"><text:bookmark text:name="yui_3_16_0_ym19_1_1494752968305_15381"/>This character is Soufi, he believe in meditation as a way to found God's path. He has a great respect for the tombs of Soufi imâms. He is however not appreciated by other "traditionnal " muslims.</text:p>
      <text:p text:style-name="Standard"/>
      <text:p text:style-name="Standard">Malikism is a « juridic school » of sunnism. Created <text:s/>by the Imam of Medina, Mâlik ben Anas al-Asbahi, from traditionnalist school of Hijaz . Malikists are original in that they consider the Medinan customs as source of Right and laws . <text:s/>They think that the Medinan, because of their faith and traditionalism, conserved the true laws of the Prophet. Rigorist, Malikism is very present in the Maghreb and in Spain.</text:p>
      <text:p text:style-name="Standard"/>
      <text:p text:style-name="Standard">I see .</text:p>
      <text:p text:style-name="Standard"/>
      <text:p text:style-name="Standard">The Han'balism is a " juridic school " of Sunnism. Created by Ahmad ben Hanbal from the traditionalist school of Hijaz. This school is firmly attached to the Prophet's tradition and its transmission, and absolutely refuse all kind of reasonning ( Qiyâs ) to make laws and the Right. It is the most prevalent school in Syria. Rigorist , they refuse every compromise to their juridic traditions, creating many problems in Syrians and Iraqi cities.</text:p>
      <text:p text:style-name="Standard"/>
      <text:p text:style-name="Standard">I see.</text:p>
      <text:p text:style-name="Standard"/>
      <text:p text:style-name="P1">The Hanafism is a " juridic school " of Sunnism. Created by Abû-Hanîfa of the analogic reasonning  (Qiyâs ) school of Iraq. The Hanafits think that reasonning,  even personnal, of a Qadi, might be considered as a source of Right and law. Hanafits are known to be very cultivate. Moderate, if compared to the traditionalist schools , is prefered by Iranian and Turkish populations</text:p>
      <text:p text:style-name="P1"/>
      <text:p text:style-name="P1">I see.</text:p>
      <text:p text:style-name="P1"><text:soft-page-break/></text:p>
      <text:p text:style-name="P1">The Shâ'fism is a " juridic school " of Sunnism. Created by Muhammad ben Idris Al-Muttalibi Ash-Shafî, mixing principles of two schools while opposing them. The Shâ'fites do not exclude the analogic reasonning ( Qiyâs ),  but think that they must rigorously apply the juridic tradition. The Shâ'fites are numerous in Egypt.</text:p>
      <text:p text:style-name="Standard"/>
      <text:p text:style-name="Standard">I see.</text:p>
      <text:p text:style-name="Standard"/>
      <text:p text:style-name="P1">The Soufism isn't really a juridic school,  but rather a spiritual movement inside Sunnism. The Soufism favorise the spiritual search of God in the interiorisation. Quickly, the greatest Soufis have been adorated like "Saints ", able to intercede with God. For this reason, Soufism is rather popular but really not appreciated by the other schools.</text:p>
      <text:p text:style-name="P1"/>
      <text:p text:style-name="P1">I see</text:p>
      <text:p text:style-name="Standard"/>
      <text:p text:style-name="Standard">Falasifa;</text:p>
      <text:p text:style-name="Standard"/>
      <text:p text:style-name="Standard">This character is known as a Falasifa, a Philosopher versed in Greeks works. He act as a defender of the Falsafa ( the Greek philosophy ), and its court is in constant intellectual effervescence. But he is not liked amongst the Qadis and Imâms, which do not see from a good eye thoses who refer almost religiously to Al Mu'allim al Awwal, the First Master, Aristotle.,,</text:p>
      <text:p text:style-name="Standard"/>
      <text:p text:style-name="Standard">Become Falasifa</text:p>
      <text:p text:style-name="Standard"/>
      <text:p text:style-name="Standard">Theses times, I want to push further my bounds to the Mu'tazila school and to study theses " philosophic " rûmis books that my friends praised. But several others are not that enthusiastics. Should I read theses books? </text:p>
      <text:p text:style-name="Standard"/>
      <text:p text:style-name="Standard">Theses times, I want to push further my bounds to the Mu'tazila school and to study theses " philosophic " rûmis books that my friends praised. But many of my friends from other schools are less enthusiastic. Should I read theses books ?</text:p>
      <text:p text:style-name="Standard"/>
      <text:p text:style-name="Standard">Falasifa</text:p>
      <text:p text:style-name="Standard"/>
      <text:p text:style-name="Text_20_body">I read Al Fass, " The Text ", a compilation of Aristotle texts. I now understand why it bear this name, and myself call respectuously Aristotle Al Mu'allim al Awwal, the First Master. His genius is so impressive nothing seems to escape from his intellect, and I love to discuss subliminal points with others, especially about the universe and the way to follow the mantiq ( the logic ) in life. But some claim that I have been seduced by the Falsafa and I am commiting a sin! </text:p>
      <text:p text:style-name="Text_20_body">Let's see what the Master is saying about this. . . </text:p>
      <text:p text:style-name="Standard"/>
      <text:p text:style-name="P1"><text:bookmark text:name="yui_3_16_0_ym19_1_1494752968305_15380"/>Develop a cult on a tomb.</text:p>
      <text:p text:style-name="P1"><text:bookmark text:name="yui_3_16_0_ym19_1_1494752968305_15379"/>Favorise the cult of a Soufi Saint.</text:p>
      <text:p text:style-name="P1"><text:bookmark text:name="yui_3_16_0_ym19_1_1494752968305_15378"/>It might be good to favorise a cult around the tomb of one of the greatests Soufi Masters. We will thus be seen with a favorable eye by the people,  but some muslim will claim it is impiety.</text:p>
      <text:p text:style-name="P1"><text:bookmark text:name="yui_3_16_0_ym19_1_1494752968305_15377"/>Tasawwuf</text:p>
      <text:p text:style-name="P1"><text:bookmark text:name="yui_3_16_0_ym19_1_1494752968305_15376"/>One of the great Soufi masters, which mastered the tarîqa, the Path, because of his zudh, his ascetism, is dead within our territories.  Some faithfull people are already going on a pilgrimmage <text:soft-page-break/>to his grave, but by officially and openly favorise the cult, it can benefit us greatly, and we can look like a very pious ruler in the population's eyes. However, some muslims are looking at us with a strange look...</text:p>
      <text:p text:style-name="P1"><text:bookmark text:name="yui_3_16_0_ym19_1_1494752968305_15403"/>Creation of a Soufi cult around a grave.</text:p>
      <text:p text:style-name="P1"><text:bookmark text:name="yui_3_16_0_ym19_1_1494752968305_15438"/>Favorise the cult of a Soufi Saint.</text:p>
      <text:p text:style-name="P1"><text:bookmark text:name="yui_3_16_0_ym19_1_1494752968305_15404"/>It might be good to favorise a cult around the grave of one of the greatests Soufi Masters. We will thus be seen in a favourable light by the small folk, but some muslims will consider impious.</text:p>
      <text:p text:style-name="P1"><text:bookmark text:name="yui_3_16_0_ym19_1_1494752968305_18804"/>Bah !</text:p>
      <text:p text:style-name="Standard"/>
      <text:p text:style-name="Standard">Almohad</text:p>
      <text:p text:style-name="Standard"/>
      <text:p text:style-name="Standard">The Almohads (Al Muwahhidun ) are a Sunni "heresy " , created by Muhammad ibn Tûmart in 1120. He practice a rigorous Islam, asserting God's unicity and refusing every anthropomorphism representation of Allah. He think that every entertainment is a sin. The Almohads can have a Caliph even without an Holy Place. </text:p>
      <text:p text:style-name="Standard"/>
      <text:p text:style-name="Standard">As Sultân Al Mu'azzam</text:p>
      <text:p text:style-name="Standard"/>
      <text:p text:style-name="Standard">This character has been granted the investiture from the Caliph to bear the title « As Sultân Al Mu'azzam » , the « Very exalted power ». He thus possess a part of the caliphal power in his own demesne. His relations with his vassals and his prestige are improved.</text:p>
      <text:p text:style-name="Standard"/>
      <text:p text:style-name="Text_20_body">Demand the title of Sultan. </text:p>
      <text:p text:style-name="Text_20_body">Some may see the actual weakness of the Caliph as a sign that Allah abandon the true believers. Meanwhile, we see it as an opportunity to increase our power on our demesne. If we are powerfull enough, we can ask the Caliph ,or actually exige if he is our vassal, the title of As Sultân Al mu'azzam . This title would make us able to take away a chink of the Caliphate power. Since we do not belong to the Qurayshites, we cannot claim the Caliphate in its full extent, so become Sultan is our best option. </text:p>
      <text:p text:style-name="Standard"/>
      <text:p text:style-name="Standard">Asking for In</text:p>
      <text:p text:style-name="Standard"/>
      <text:p text:style-name="Standard">We knew that the seat of Allah's Vicar fell low, but the last letter we received rubbed salt into the wound . Indeed, a powerfull Amîr asked for us to grant him the title of As Sultân Al Mu'azzam. This title bear a bit of our own power, which is why our investiture is essential . If we accept, we will lose our piety and prestige. If we refuse, many will see a sign of stubborness and decadency.</text:p>
      <text:p text:style-name="Standard"/>
      <text:p text:style-name="Standard">Meh, let's accept.</text:p>
      <text:p text:style-name="Standard"/>
      <text:p text:style-name="Standard">I am THE Caliph !</text:p>
      <text:p text:style-name="Standard"/>
      <text:p text:style-name="Text_20_body">Investiture granted ! </text:p>
      <text:p text:style-name="Text_20_body">In his great wisdom, the Leader of the Believers saw in our power a sign of God, and he accepted to grant us the title of Sultan. Now, we have a better control upon our realm, and our prestige is shining amongst other Amîrs . Furthermore, to be Sultan make us able to pass the Absolute Authority. But be carefull, the title might be lost if the successor happen to be a far cousin or the like. </text:p>
      <text:p text:style-name="Text_20_body">Good! </text:p>
      <text:p text:style-name="Standard"><text:soft-page-break/></text:p>
      <text:p text:style-name="Standard">Investiture denied !</text:p>
      <text:p text:style-name="Standard"/>
      <text:p text:style-name="Standard">In his decandent decay, the Caliph refused to give us the title of Sultan ! He must fear our power. My heir will be able to ask this title again, but if we want to be certain to obtain it , we might as well invest Baghdad and take the Caliph under our control. If we managed to do it, it will of course be God's will...</text:p>
      <text:p text:style-name="Standard"/>
      <text:p text:style-name="Standard">Yes, of course.</text:p>
      <text:p text:style-name="Standard"/>
      <text:p text:style-name="Standard">By losing our rank as a powerfull Amîr, we lost the right to bear the title of Sultan</text:p>
      <text:p text:style-name="Standard"/>
      <text:p text:style-name="Standard">Damn it !</text:p>
      <text:p text:style-name="Standard"/>
      <text:p text:style-name="Standard"/>
      <text:p text:style-name="Text_20_body">If our Father or a member of our dynasty bear the title of Sultan, we can get it without asking it to the Caliph. </text:p>
      <text:p text:style-name="Text_20_body">Great !</text:p>
      <text:p text:style-name="Standard"/>
      <text:p text:style-name="Standard">Our power was already somewhat fought by some emirs, but with the conquest of Baghdad, we have now to submit to the conqueror.</text:p>
      <text:p text:style-name="Standard"/>
      <text:p text:style-name="Standard">Alas !</text:p>
      <text:p text:style-name="Standard"/>
      <text:p text:style-name="Standard">With the conquest of Baghdad and the weakening grasp of caliphal power, we took under our control the Caliph, which grant us numerous advantages !</text:p>
      <text:p text:style-name="Standard"/>
      <text:p text:style-name="Standard">Yup !</text:p>
      <text:p text:style-name="Standard"/>
      <text:p text:style-name="Standard">The Caliph, our Vassal, lost the control of Baghdad. In order to use the Caliph in an optimal way, we must give him back the prestige to rule the Round City !</text:p>
      <text:p text:style-name="Standard"/>
      <text:p text:style-name="Standard">I will make sure that he can control the city.</text:p>
      <text:p text:style-name="Standard"/>
      <text:p text:style-name="Text_20_body">Papal embassy. </text:p>
      <text:p text:style-name="Text_20_body">We recently received a strange delegation . It had been send by the "Pope" , the chief of the Western christians, and he propose to convert us, in order to battle the Mohammedans more efficiently. We already know the Christians, and some of our wives are openly praying Chrestos. Even some of our generals are in communion with this strange religion. On another hand, if we abandon the gods of our ancestors, it will not be taken kindly. </text:p>
      <text:p text:style-name="Text_20_body">I will convert...to Nestorianism !</text:p>
      <text:p text:style-name="Text_20_body">I will never pray the religion of the weaklings !</text:p>
      <text:p text:style-name="Standard"/>
      <text:p text:style-name="Standard">Outraged that the Khagân did not accept the Caliph's request ! </text:p>
      <text:p text:style-name="Standard"><text:s/></text:p>
      <text:p text:style-name="Text_20_body">Ask for the abandon of the title of Khagân. </text:p>
      <text:p text:style-name="Text_20_body">After some harsh battles, the mongols unbelievers converted to the true faith. But the sovereign of the Golden Horde Mongols continue to bear the insufferable title of Khagân , thus strengthening his claim on the world. It is an insult towards Allah and his Vicar, which means us. Since we are <text:soft-page-break/>powerfull, it is time to send a public letter to exige the abandon of the title of Khagân !</text:p>
      <text:p text:style-name="Standard"/>
      <text:p text:style-name="Standard"/>
      <text:p text:style-name="Text_20_body">Ask for the abandon of the title of Khagân. </text:p>
      <text:p text:style-name="Text_20_body">After some harsh battles, the mongols unbelievers converted to the true faith. But the sovereign of the Il-Khan Mongols continue to bear the insufferable title of Khagân , thus strengthening his claim on the world. It is an insult towards Allah and his Vicar, which means us. Since we are powerfull, it is time to send a public letter to exige the abandon of the title of Khagân !</text:p>
      <text:p text:style-name="Standard"/>
      <text:p text:style-name="Text_20_body">Public letter from the Caliph </text:p>
      <text:p text:style-name="Text_20_body">God is the greatest ! But we cannot say the same thing of His vicar. He publicly stated that we must abandon our title of Khagân, considered as an unbeliever, or worst, polytheist title. We have the choice, we can choose accept the request, but our realm would rapidly crumble, while we will lose a lot of prestige. Or we can ignore it, but the entire muslim world will consider us as a half-Kafir. What are we going to do ?</text:p>
      <text:p text:style-name="Text_20_body">I accept, but this Caliph will get what he deserve !</text:p>
      <text:p text:style-name="Text_20_body">I will never bend the knee, never! </text:p>
      <text:p text:style-name="Standard"/>
      <text:p text:style-name="Text_20_body">Public letter from the Caliph </text:p>
      <text:p text:style-name="Text_20_body">God is the greatest ! But we cannot say the same thing of His vicar. He publicly stated that we must abandon our title of Khagân, considered as an unbeliever, or worst, polytheist title. We have the choice, we can choose accept the request, but our realm would rapidly crumble, while we will lose a lot of prestige. Or we can ignore it, but the entire muslim world will consider us as a half-Kafir. What are we going to do ?</text:p>
      <text:p text:style-name="Text_20_body">I accept, but this Caliph will get what he deserve !</text:p>
      <text:p text:style-name="Text_20_body">I will never bend, never! </text:p>
      <text:p text:style-name="Standard"/>
      <text:p text:style-name="Text_20_body">Public letter from the Caliph </text:p>
      <text:p text:style-name="Text_20_body">God is the greatest ! But we cannot say the same thing of His vicar. He publicly stated that we must abandon our title of Khagân, considered as an unbeliever, or worst, polytheist title. We have the choice, we can choose accept the request, but our realm would rapidly crumble, while we will lose a lot of prestige. Or we can ignore it, but the entire muslim world will consider us as a half-Kafir. What are we going to do ?</text:p>
      <text:p text:style-name="Text_20_body">I accept, but this Caliph will get what he deserve !</text:p>
      <text:p text:style-name="Text_20_body">I will never bend, never! </text:p>
      <text:p text:style-name="Standard"/>
      <text:p text:style-name="Text_20_body">Integrate the Eranshahr</text:p>
      <text:p text:style-name="Text_20_body">The Ajami, the Persians, might have converted themselves to islam, but they are nevertheless tied with their political and cultural traditions. Thus, at every weakness of the Caliphate, we are going to see the emergence in Persia some Shah, or worse , Shahenshah or Padishah, with their title being a direct insult to the Khalifa Rasull Allah ! We are the sole bearers of the total overlordship on Earth, for we are the Vicar of God. It is time to end this Iranian particularism once and for all, and make them all fell that they are in the Khilafa Islamyia and not in the Eranshahr anymore. Thus, me must absolutely strengthen our grasp on all of Iran.</text:p>
      <text:p text:style-name="Standard"/>
      <text:p text:style-name="Text_20_body"><text:soft-page-break/>End of the Eranshahr .</text:p>
      <text:p text:style-name="Text_20_body">Despite the defeat of Khosro and their conversion to the True Faith, the Iranians stay tied with their traditions, especially with their Shah and Shahenshah. But it is all over now, for the Caliphate is powerfull, and we firmly hold all of the Eranshahr. The blazing renewal of the Caliphate and its absolute authority over the Ajamis only emphasize more the total failure of Iranian Shahs to retake their power, and now, the Persians know their only sovereign is nobody else than the Leader of the Believers.</text:p>
      <text:p text:style-name="Text_20_body">Allah is the Greatest !</text:p>
      <text:p text:style-name="Text_20_body"/>
      <text:p text:style-name="Standard">Amîr al-Muslimin</text:p>
      <text:p text:style-name="Standard"/>
      <text:p text:style-name="Standard">This character is «Amîr al Muslimin », Prince of the Muslims. Inspired by the caliphal title, this title is granted by the Caliph himself and is, theorically, under the Vicar of Allah's control. He thus has a better grasp on his demesne.</text:p>
      <text:p text:style-name="Standard"/>
      <text:p text:style-name="Standard">Ask for the title of Amîr al - Muslimin</text:p>
      <text:p text:style-name="Standard"/>
      <text:p text:style-name="Standard">The Caliph is weak within the Machreq, so that he is the vassal of another lord. Actually, we possess ourselves a royal power in the Maghreb. If we manage to unite a good part of the area , we might then ask for the Caliph for the title of Amîr al-Muslimin, Prince of Muslims, which would strenghten our power in the region while respecting the Caliphate's authority. </text:p>
      <text:p text:style-name="Standard"/>
      <text:p text:style-name="Standard">By losing our rank of Amîr, we lost the right to bear the title of Prince of Muslims.</text:p>
      <text:p text:style-name="Standard"/>
      <text:p text:style-name="Standard">Damn !</text:p>
      <text:p text:style-name="Standard"/>
      <text:p text:style-name="Standard">If our father or a member of our dynasty used to bear the title of Amîr al-Muslimin, we can take it without asking an investiture from the Caliph.</text:p>
      <text:p text:style-name="Standard"/>
      <text:p text:style-name="Standard">Good.</text:p>
      <text:p text:style-name="Standard"/>
      <text:p text:style-name="Text_20_body">In his infinite greatness , or in his actual weakness, it depends of your point of view, the Caliph granted us the title of Amîr al-Muslimin, Prince of Muslim. Inspired from the Caliphal title of the Prince of the Believers, while inferior, this title grant us the right to be the true lords of all the Maghreb. The plots and revolts will furthermore be way more difficult.</text:p>
      <text:p text:style-name="Text_20_body">Allah is the greatest !</text:p>
      <text:p text:style-name="Standard"/>
      <text:p text:style-name="Standard">Furious that the Emir of Emirs tried to change his lineage to become sayyid !</text:p>
      <text:p text:style-name="Standard"/>
      <text:p text:style-name="Text_20_body">Usurp the Sayyid lineage</text:p>
      <text:p text:style-name="Text_20_body">We bear the title of Emir of Emirs, and the Caliph is not very powerfull compared to us, while, alas, staying the theoric overlord -but still theoric- of the Dar Al Islam. If we are indeed Arab, we do not belong to the Qurayshites , and we cannot claim the Caliphate. However, it might be possible to grant ourselves the service of recognized Imâms and Qadis to... well ... how can I put it ? search the true origin of our lineage by " modifying slightly " some genealogic documents . Of corse, it is obvious that they will "find" revelations of our rise in the Quran too, which will put us in a good way to claim the Caliphate.</text:p>
      <text:p text:style-name="Standard"/>
      <text:p text:style-name="Text_20_body">Falsifi...Research</text:p>
      <text:p text:style-name="Text_20_body"><text:soft-page-break/>Good, we decided to search our true lineage , but we must have money to hire scholars for this hard task , but also to "convince" Qadis and Imâms.</text:p>
      <text:p text:style-name="Text_20_body">I am convinced we just have to hire the most famous, the rest will follow.</text:p>
      <text:p text:style-name="Text_20_body">Err, I think we might talk to a large panel of scholars ...</text:p>
      <text:p text:style-name="Text_20_body">Sell everything I have ! I want every country's Qadi to be convinced !</text:p>
      <text:p text:style-name="Standard"/>
      <text:p text:style-name="Standard">Sayyid !</text:p>
      <text:p text:style-name="Standard"/>
      <text:p text:style-name="Standard">The scholars we hired noticed a hole in our lineage and firmly established that we are linked to the Qurayshites according to numerous documents. Meanwhile, Imâms found within the Quran several verse which seems predict our ascension to power, a proof Allah is favoring our dynasty. Even if some maniacs denonced what they called a « scandal », the majority of the muslim world acknowledged the proofs we gathered. We are now considered part of the Sayyid lineage, belonging to the Qurayshite tribe !</text:p>
      <text:p text:style-name="Standard"/>
      <text:p text:style-name="Standard">And soon, Caliph in place of the Caliph.</text:p>
      <text:p text:style-name="Standard"/>
      <text:p text:style-name="Text_20_body">Failure !</text:p>
      <text:p text:style-name="Text_20_body">The scholars we hired noticed a hole in our lineage and firmly established that we are linked to the Qurayshites according to numerous documents. Meanwhile, Imâms found within the Quran several verse which seems predict our ascension to power, a proof Allah is favoring our dynasty. However, many other Imâms and scholars refused to play the game , ans stated we falsified numerous documents, and worst, we used the Quran for that, which is impious. Our subjects and other Muslims lords are furious, and some of our courtier are already gone... It does not seems to be good for us ...</text:p>
      <text:p text:style-name="Text_20_body">Well, let's hope we will stay well !</text:p>
      <text:p text:style-name="Standard"/>
      <text:p text:style-name="Standard">Establish a Caliph</text:p>
      <text:p text:style-name="Standard"/>
      <text:p text:style-name="Standard">By holding all of the Macreq, we have the necessary prestige to establish a new caliph as our vassal, if the current one is weak or if the title is not held by anyone.</text:p>
      <text:p text:style-name="Standard"/>
      <text:p text:style-name="Standard">Khalîfa Rasul Allah</text:p>
      <text:p text:style-name="Standard"/>
      <text:p text:style-name="Standard">Our current Lord, even if he is not a Qurayshite, hold a great power and, praised be God, he hold the Machreq. But the caliphal seat cannot be occupied by him, and he thus decided to make us Caliph. It is a great honor to bear God's Vicariat, but many are thoses who think that we made a fool of ourselves .</text:p>
      <text:p text:style-name="Standard"/>
      <text:p text:style-name="Standard">Meh, they are just jealous.</text:p>
      <text:p text:style-name="Standard"/>
      <text:p text:style-name="Standard">Shave your head</text:p>
      <text:p text:style-name="Standard"/>
      <text:p text:style-name="Standard">Some kharidjites amongst the most pious and martial, shave their head to show purity. If we are well versed in the religion, we can show our faith by shaving our head. The Kharidjites will appreciate, but not the other muslims...</text:p>
      <text:p text:style-name="Standard"/>
      <text:p text:style-name="Standard">Head Shaved</text:p>
      <text:p text:style-name="Standard"/>
      <text:p text:style-name="Standard"><text:soft-page-break/>This Kharidjite shaved his head to show his piety. If the Kharidjites approve his act, the other muslims do not truly understand him...</text:p>
      <text:p text:style-name="Standard"/>
      <text:p text:style-name="Standard">Return of the Caliphal power</text:p>
      <text:p text:style-name="Standard"/>
      <text:p text:style-name="Standard">Recently, us, the Khalifa Rasul Allah, God's and Prophet's Vicar, we wereunder the control of mere Amîrs and other princes who humiliated us by showing us around like a vulgar symbol. But the current dynasty fell in decadency. If we show publicly our virtue and our faith, we will possess a solid advantage to retake the power which is rightfully ours .</text:p>
      <text:p text:style-name="Standard"/>
      <text:p text:style-name="Standard"/>
      <text:p text:style-name="P1"><text:bookmark text:name="yui_3_16_0_ym19_1_1494757228205_7758"/>Administration of the State.</text:p>
      <text:p text:style-name="P1"><text:bookmark text:name="yui_3_16_0_ym19_1_1494757228205_9370"/>Theses laws represent the importance of your administration in your estates. The better an administration is centralised, the better your grasp on your <text:line-break/>demesne , and it is possible to develop a better financial administration, giving you more taxes and a better military administration to raise more men.</text:p>
      <text:p text:style-name="P1"><text:bookmark text:name="yui_3_16_0_ym19_1_1494757228205_9369"/>No permanent administration</text:p>
      <text:p text:style-name="P1"><text:bookmark text:name="yui_3_16_0_ym19_1_1494757228205_9375"/>Your administration is not permanent and only some secretaries are in charge of your link between you and your subjects.</text:p>
      <text:p text:style-name="P1"><text:bookmark text:name="yui_3_16_0_ym19_1_1494757228205_9368"/>Embryonnic administration</text:p>
      <text:p text:style-name="P1"><text:bookmark text:name="yui_3_16_0_ym19_1_1494757228205_9367"/>Some commitees in your capital are managing your relations and your fiscality in your demesne. Their efficiency is not great,  but at least they exist.</text:p>
      <text:p text:style-name="P1"><text:bookmark text:name="yui_3_16_0_ym19_1_1494757228205_7770"/>Normalised administration</text:p>
      <text:p text:style-name="P1"><text:bookmark text:name="yui_3_16_0_ym19_1_1494757228205_7771"/>Your administration, efficiently divided in several sectors, hold an important place in the management of your demesne. The nobility, however , do not see with a good eye theses upstarts, whose power in the juridic and financial administration is competing with them.</text:p>
      <text:p text:style-name="P1"><text:bookmark text:name="yui_3_16_0_ym19_1_1494757228205_9366"/>Developped administration</text:p>
      <text:p text:style-name="P1"><text:bookmark text:name="yui_3_16_0_ym19_1_1494757228205_7772"/>A powerfull and well developped administration allow a rational and efficient management of a sovereign's Realm. If the monarchs are generally happy to see theses oh-so-great machinery, the nobles are really unhappy to see theses dirty bourgeois sticking their bad noses in their business</text:p>
      <text:p text:style-name="P1"><text:bookmark text:name="yui_3_16_0_ym19_1_1494757228205_9365"/>Centralized administration</text:p>
      <text:p text:style-name="P1"><text:bookmark text:name="yui_3_16_0_ym19_1_1494757228205_7773"/>The demesnes of the sovereign and even thoses of the vassals must directly answer to the bureaucracy, centralized in the capital. Very numerous and efficient, the State fonctionnaries are managing the entire public finances and the administration from the capital, while having an absolute loyalty towards the sovereign, since he was the one which gave them their positions. A sovereign with an Imperial rank will be able to directly name the governors at the head of the provinces.</text:p>
      <text:p text:style-name="P1"><text:bookmark text:name="yui_3_16_0_ym19_1_1494757228205_9364"/>Governors</text:p>
      <text:p text:style-name="P1"><text:bookmark text:name="yui_3_16_0_ym19_1_1494757228205_7774"/>This laws represent if your administration is developped enough to name governors on Kingdoms and Duchies. You must , in order to do that , develop a centralized administration and enforce it despite the opposition of the aristocracy. Be carefull, if Royal Authority fall in moderate authority, nobles would be too strong to allow you to name non - hereditary governors.</text:p>
      <text:p text:style-name="P1"><text:bookmark text:name="yui_3_16_0_ym19_1_1494757228205_9363"/>No governors</text:p>
      <text:p text:style-name="P1"><text:bookmark text:name="yui_3_16_0_ym19_1_1494757228205_7775"/>The Aristocracy in your estates are too powerfull to allow you to name non - hereditary governors.</text:p>
      <text:p text:style-name="P1"><text:bookmark text:name="yui_3_16_0_ym19_1_1494757228205_7776"/>Royal governors</text:p>
      <text:p text:style-name="P1"><text:bookmark text:name="yui_3_16_0_ym19_1_1494757228205_7777"/><text:soft-page-break/>You can name governors of Royal rank in you estates.</text:p>
      <text:p text:style-name="P1"><text:bookmark text:name="yui_3_16_0_ym19_1_1494757228205_7778"/>Allowed governors</text:p>
      <text:p text:style-name="P1"><text:bookmark text:name="yui_3_16_0_ym19_1_1494757228205_7779"/>Your authority and administration are sufficient to make the aristocracy accept you to design non hereditary governors. Their title will go back to you at their death.</text:p>
      <text:p text:style-name="Standard"/>
      <text:p text:style-name="Standard">Since 476, the Western Roman Empire has fallen, leaving the Western Christiannity orphan.Indeed, the Eastern Roman Empire is still standing, old and powerfull, but since the death of Justinian, and more precisely, the death of Heraclius, the Rhomaioi seems to have lost God's favor. Not only that, but they choosed the way of Heresy ! The Holy Fther told us : if the Basileia is in the hands of an iconoclast heretic, a child, or worst, a woman , the Imperial Throne in Constantinople would be considered vacant. Yet, the Donation of Constantine told us that the Imperial Power in the West now belongs to the Pope.As a result, the Pope can crown a new Roman Emperor , which would be a powerfull lord which exercise its power on a great part of the old Imperium Romanum </text:p>
      <text:p text:style-name="Standard"/>
      <text:p text:style-name="Standard">Arguing the presence on the Rhomaioi throne of a child, an heretic or a woman, the Holy Father proclaimed that the Imperial throne was vacant , and thus, by the right of the Donation of Constantine, the Pope Crowned Karl II Peppinid as Augustus Imperator Romanorum . This christian lord rule indeed on a great part of the Western Roman Empire, but the Pope crowned him as Sole Roman Emperor, and not Western Emperor. If the Renovatio Imperii brings joy on the Western populace and clergy, which finally found a new Imperial ruler , the Basileus will indeed not take very well the Imperial usurpation from a barbarian upstart. </text:p>
      <text:p text:style-name="Standard"/>
      <text:p text:style-name="Standard">Roma Aterna !</text:p>
      <text:p text:style-name="Standard"/>
      <text:p text:style-name="Standard">Glory to the christian Empire !</text:p>
      <text:p text:style-name="Standard"/>
      <text:p text:style-name="Standard">Meh.</text:p>
      <text:p text:style-name="Standard"/>
      <text:p text:style-name="Standard">It is some kind of joke ?</text:p>
      <text:p text:style-name="Standard"/>
      <text:p text:style-name="P1"><text:bookmark text:name="yui_3_16_0_ym19_1_1494757228205_9974"/>Return of an old Kingdom</text:p>
      <text:p text:style-name="P1"><text:bookmark text:name="yui_3_16_0_ym19_1_1494757228205_9975"/>By escaping from the grasp of the Peppinid family, the Austrasia gets its old name</text:p>
      <text:p text:style-name="P1"><text:line-break/>Good</text:p>
      <text:p text:style-name="P1">Negociate with Constantinople</text:p>
      <text:p text:style-name="P1">Despite our coronation as a universal roman sovereign, we either do not want an open war with the Basileia tôn Rhomaion, or we have been military defeated against them. If the Basileus is no longer an heretic, a child or a woman, we can send an embassy to reach a compromise. In exchange for an abandon of our claim on the Eastern Empire, the Basileus must recognise us as the Basileus of the West. But be carefull, if we die before having send an embassy, our nex title will only be seen as an usurpation , and we won't be able to send another. </text:p>
      <text:p text:style-name="P1"/>
      <text:p text:style-name="P1"><text:bookmark text:name="yui_3_16_0_ym19_1_1494757228205_9976"/>The Basileus of the Romans is angry against the pitifull barbarian lord which dare proclaim itself as Imperator Romanorum !</text:p>
      <text:p text:style-name="P1"><text:bookmark text:name="yui_3_16_0_ym19_1_1494757228205_9977"/>The Imperator Semper Augustus is outraged to see that the Basileus of Romans claim all the Empire for himself !</text:p>
      <text:p text:style-name="P1">Embassy of the « Imperium Romanum »</text:p>
      <text:p text:style-name="P1"><text:soft-page-break/></text:p>
      <text:p text:style-name="P1"><text:bookmark text:name="yui_3_16_0_ym19_1_1494757228205_9978"/>We were absolutely furious when we heard the news of the Patriarch of Rome crowning a barbarian lord as Roman Emperor , but in a way or an other, the later is searching a compromise and sent an embassy. In exchange for the abandon of his pretentions on Southern Italy, on the Dalmatia and the universal Empire, he asks for us to recognize him as Roman Emperor of the West, which means we will abandon the Northern Italy, and foremost, Rome , in his hands. What will we do ?</text:p>
      <text:p text:style-name="P1"><text:bookmark text:name="yui_3_16_0_ym19_1_1494757228205_9979"/>Let's negociate, for the greater good of christiannity !</text:p>
      <text:p text:style-name="P1"><text:bookmark text:name="yui_3_16_0_ym19_1_1494757228205_9984"/>Never ! I am the only Emperor !</text:p>
      <text:p text:style-name="Standard"/>
      <text:p text:style-name="Text_20_body">Return of the Embassy</text:p>
      <text:p text:style-name="Text_20_body">The Basileus of Romans heard the voice of the reason, and he accepted our conditions. Its ambassadors officially called us "Basileus" , ans they recognised our our true legitimacy on the West. The Northern Italy, except Venice,and the far Britain, passes in our jurisdiction. The ambassadors remind us that Spain, despite the Muslim occupation, still belongs to the Imperium, and that it is our duty to bring it back in Roman and Christian hands.</text:p>
      <text:p text:style-name="Standard">Glory to the Christian Empire !</text:p>
      <text:p text:style-name="Standard"/>
      <text:p text:style-name="P1">Return of the embassy</text:p>
      <text:p text:style-name="P1"><text:bookmark text:name="yui_3_16_0_ym19_1_1494757228205_9982"/>The Basileus of the Romans refused to hear our embassy, and even expelled our diplomats, refusing to hear the propositions of a "barbarian usurper ". He even publicly said that our territories and our titles are rightfully his, since he is the only Roman Emperor !</text:p>
      <text:p text:style-name="P1"><text:bookmark text:name="yui_3_16_0_ym19_1_1494757228205_9981"/>Might God damn him !</text:p>
      <text:p text:style-name="Standard"/>
      <text:p text:style-name="P1"><text:bookmark text:name="yui_3_16_0_ym19_1_1494757228205_9980"/>Mutazilites strife !</text:p>
      <text:p text:style-name="P1"><text:bookmark text:name="yui_3_16_0_ym19_1_1494757228205_9995"/>Lately, the Madhabs are in a deep trouble. Approximately 50 years before, a student, Wasil ibn Ata , created a new school, leaning on the mantiq of the First Master, Aristotle . If our predecessors loked him with an uninteressed eye theses dissentions, lately, the opposition between the Mutazilites , and their adversaries, the asharites, is more and more severe. We thus must choose which doctrine we will support .</text:p>
      <text:p text:style-name="P1"><text:bookmark text:name="yui_3_16_0_ym19_1_1494757228205_9994"/>The Logos allow to understand God !</text:p>
      <text:p text:style-name="P1"><text:bookmark text:name="yui_3_16_0_ym19_1_1494757228205_9993"/>I will stay loyal to the Sunna !</text:p>
      <text:p text:style-name="P1"><text:bookmark text:name="yui_3_16_0_ym19_1_1494757228205_9992"/>Change in coat of arms</text:p>
      <text:p text:style-name="P1"><text:bookmark text:name="yui_3_16_0_ym19_1_1494757228205_9989"/>With a new Normand dynasty , the Kingdom of England abandon the Dragon to take the leopard</text:p>
      <text:p text:style-name="P1"><text:bookmark text:name="yui_3_16_0_ym19_1_1494757228205_9990"/>Understood.</text:p>
      <text:p text:style-name="P1"><text:bookmark text:name="yui_3_16_0_ym19_1_1494757228205_9991"/>Dictatus Papae</text:p>
      <text:p text:style-name="Standard"/>
      <text:p text:style-name="P1"><text:bookmark text:name="yui_3_16_0_ym19_1_1494757228205_9998"/>Recently, the church is trying to reform herself, struggling against the simony (trafic of relics and sacraments) and against the nicolaïsm (non-rspect of the celibacy) . The Holy Father, in the heart of his reforms, reorganised the formation of the clerk and strenghten his grasp on the entire catholic christiannity . But curious texts are spreading in Rome recently, affirming that the Pope is superior on the temporal, claiming the exclusivity on the nomination of the bishops ! If we are affected by the Holy Father's demands, there is no doubt the battle between the Pope and the Emperor will be dreadfull ...</text:p>
      <text:p text:style-name="P1"><text:bookmark text:name="yui_3_16_0_ym19_1_1494757228205_10027"/>Who will we support ?</text:p>
      <text:p text:style-name="P1"><text:bookmark text:name="yui_3_16_0_ym19_1_1494757228205_9999"/><text:soft-page-break/>The Pope must understand where his place is !</text:p>
      <text:p text:style-name="P1"><text:bookmark text:name="yui_3_16_0_ym19_1_1494757228205_10026"/>Dictatus Papae !</text:p>
      <text:p text:style-name="P1"><text:bookmark text:name="yui_3_16_0_ym19_1_1494757228205_10025"/>Investiture Controversy won !</text:p>
      <text:p text:style-name="P1"><text:bookmark text:name="yui_3_16_0_ym19_1_1494757228205_10000"/>Recently, the church is trying to reform herself, struggling against the simony (trafic of relics and sacraments) and against the nicolaïsm (non-rspect of the celibacy) . The Holy Father, in the heart of his reforms, reorganised the formation of the clerk and strenghten his grasp on the entire catholic christiannity . But curious texts are spreading in Rome recently, affirming that the Pope is superior on the temporal, claiming the exclusivity on the nomination of the bishops! Since there is no more sovereign Emperor on the West, nobody can efficiently struggle against the Pope on that point !</text:p>
      <text:p text:style-name="P1"><text:bookmark text:name="yui_3_16_0_ym19_1_1494757228205_10024"/>My ecclesiastical income is flying out !</text:p>
      <text:p text:style-name="Standard"/>
      <text:p text:style-name="Standard">Golden Road</text:p>
      <text:p text:style-name="Standard"/>
      <text:p text:style-name="P1"><text:bookmark text:name="yui_3_16_0_ym19_1_1494757228205_10023"/>Italy-Flandres commercial road</text:p>
      <text:p text:style-name="P1"><text:bookmark text:name="yui_3_16_0_ym19_1_1494757228205_10002"/>Little fair</text:p>
      <text:p text:style-name="P1"><text:bookmark text:name="yui_3_16_0_ym19_1_1494757228205_10022"/>Merchant fair</text:p>
      <text:p text:style-name="P1"><text:bookmark text:name="yui_3_16_0_ym19_1_1494757228205_11546"/>Great fair</text:p>
      <text:p text:style-name="P1"><text:bookmark text:name="yui_3_16_0_ym19_1_1494757228205_11547"/>A little annual fair which pull a little bit Italians and Flamands merchants.</text:p>
      <text:p text:style-name="P1"><text:bookmark text:name="yui_3_16_0_ym19_1_1494757228205_11554"/>Bisannual fait pretty big, most merchants are coming in order to trade.</text:p>
      <text:p text:style-name="P1"><text:bookmark text:name="yui_3_16_0_ym19_1_1494757228205_11553"/>Pluriannual fait of a large scale, which is a heart of European trade roads .</text:p>
      <text:p text:style-name="P1"><text:bookmark text:name="yui_3_16_0_ym19_1_1494757228205_11548"/>This member of the Empire is outraged to see the Emperor cede that easily to the Pope !</text:p>
      <text:p text:style-name="P1"><text:bookmark text:name="yui_3_16_0_ym19_1_1494757228205_11549"/>This Empire's prince take at the letter the breaking of vassal links by the Pope's excommunication</text:p>
      <text:p text:style-name="P1"><text:bookmark text:name="yui_3_16_0_ym19_1_1494757228205_11552"/>The Pope and the Emperor are tearing themselves apart on the Investiture controversy !</text:p>
      <text:p text:style-name="P1"><text:bookmark text:name="yui_3_16_0_ym19_1_1494757228205_11550"/>Discidium inter sacerdotium et regnum</text:p>
      <text:p text:style-name="P1"><text:bookmark text:name="yui_3_16_0_ym19_1_1494757228205_11551"/>At the moment we granted the crosier and the sword of investiture to a bishop, a Papal legate came and sharply addressed to us. He brought with him a letter of the Holy Father, which cordially enjoin us to separate the spiritual sword (in his hands) and the temporal sword. In other terms, either we accept and we will lose all our power on our Church, which will weaken s badly against our great vassals, or we resist to the Pope's pretentions .</text:p>
      <text:p text:style-name="P1"><text:bookmark text:name="yui_3_16_0_ym19_1_1494757228205_11561"/>I am IMPERATOR, and the Pope will do well to keep this in his mind !</text:p>
      <text:p text:style-name="P1"><text:bookmark text:name="yui_3_16_0_ym19_1_1494757228205_11562"/>Let's accept, for the greater good of christiannity !</text:p>
      <text:p text:style-name="Standard"/>
      <text:p text:style-name="P1"><text:bookmark text:name="yui_3_16_0_ym19_1_1494757228205_11563"/>Victory of the Papacy !</text:p>
      <text:p text:style-name="P1"><text:bookmark text:name="yui_3_16_0_ym19_1_1494757228205_11564"/>Despite some resistance, the Emperor decided to accept to sign a Concordat, granting the ecclesiastical investiture to the Papacy. The resounding success reinforce greatly the Church, while the Empire seems diminushed badly. If we can profit from the Imperial weakness, we can see it is impossible for us ans every catholic sovereign to invest bishops, and we might fear that an ambitious Pope will increase its spiritual auctoritas toward the temporal ...</text:p>
      <text:p text:style-name="P1"><text:bookmark text:name="yui_3_16_0_ym19_1_1494757228205_11565"/>Let's keep Rome in check now ...</text:p>
      <text:p text:style-name="P1"><text:bookmark text:name="yui_3_16_0_ym19_1_1494757228205_11566"/>Discidium inter sacerdotium et regnum</text:p>
      <text:p text:style-name="P1"><text:bookmark text:name="yui_3_16_0_ym19_1_1494757228205_11592"/>After our negative answer, the Holy Father, furious, sent another Papal legate with a harsh answer : " If anybody now is granted from you a bisphoric or an abbey, he shall not consider himself bishop <text:soft-page-break/>anymore. If an Emperor, a King, a Duke, a Marquis, a Count , a power or a laïc person has the pretention to grant the investiture of bisphorics or any ecclesistical dignity, may this one know he is excommunicated . " The bishops and our vassals are getting indignant of the arrogance of the Roman Pontiff and want us to push the conflict further. But in the other hand, the excommunication will weaken our position on the Empire's princes and other christian powers. What should we do ?</text:p>
      <text:p text:style-name="P1"><text:bookmark text:name="yui_3_16_0_ym19_1_1494757228205_11593"/>Let him even try !</text:p>
      <text:p text:style-name="P1"><text:bookmark text:name="yui_3_16_0_ym19_1_1494757228205_11594"/>Let's accept, for the greater good of christiannity !</text:p>
      <text:p text:style-name="P1"><text:bookmark text:name="yui_3_16_0_ym19_1_1494757228205_11614"/>Discidium inter sacerdotium et regnum</text:p>
      <text:p text:style-name="P1"><text:bookmark text:name="yui_3_16_0_ym19_1_1494757228205_11615"/>The Emperor , without even trying to resist, bow before the Papal pretentions of bishop investiture. In front of an Emperor this weak, the Empire is probably at great risk. The anger is raising amongst Imperial vassals !</text:p>
      <text:p text:style-name="P1"><text:bookmark text:name="yui_3_16_0_ym19_1_1494757228205_11620"/>Shame be on this Emperor !</text:p>
      <text:p text:style-name="P1"><text:bookmark text:name="yui_3_16_0_ym19_1_1494757228205_11621"/>Excommunication of the Emperor !</text:p>
      <text:p text:style-name="P1"><text:bookmark text:name="yui_3_16_0_ym19_1_1494757228205_11622"/>[Trouver le texte en anglais , je vais pas traduire ça, l'effet ne serait pas le même ]</text:p>
      <text:p text:style-name="P1"><text:bookmark text:name="yui_3_16_0_ym19_1_1494757228205_11623"/>If he wants to fight , let's go for it !</text:p>
      <text:p text:style-name="P1"><text:bookmark text:name="yui_3_16_0_ym19_1_1494757228205_11624"/>[Trouver le texte en anglais , je vais pas traduire ça, l'effet ne serait pas le même ]</text:p>
      <text:p text:style-name="P1"><text:bookmark text:name="yui_3_16_0_ym19_1_1494757228205_11625"/>Ho, it is taking an interesting turn !</text:p>
      <text:p text:style-name="P1"><text:bookmark text:name="yui_3_16_0_ym19_1_1494757228205_11626"/>Rupture of the vassalage bond !</text:p>
      <text:p text:style-name="P1"><text:bookmark text:name="yui_3_16_0_ym19_1_1494757228205_11627"/>The last letter of the Pope excommunicate the Emperor, but it also broke the vassalage bond between us and our (ex) sovereign : [Trouver le texte en anglais , je vais pas traduire ça, l'effet ne serait pas le même ] . If we are at least Dukes of the Empire, we can use this break between the Emperor and us to revolt against the Emperor and gain in power !</text:p>
      <text:p text:style-name="P1"><text:bookmark text:name="yui_3_16_0_ym19_1_1494757228205_11628"/>This would be greatly profitable !</text:p>
      <text:p text:style-name="P1"><text:bookmark text:name="yui_3_16_0_ym19_1_1494757228205_11629"/>Ouch, this is bad for the Empire ...</text:p>
      <text:p text:style-name="P1"><text:bookmark text:name="yui_3_16_0_ym19_1_1494757228205_11630"/>Discidium inter sacerdotium et regnum</text:p>
      <text:p text:style-name="Standard"/>
      <text:p text:style-name="P1"><text:bookmark text:name="yui_3_16_0_ym19_1_1494757228205_13117"/>After five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excommunication by doing penance. However, if we think that our political or military position is somewhat endurable, we should hold the ground against the Pope several decades to hope for a victory in this conflict !</text:p>
      <text:p text:style-name="P1"><text:bookmark text:name="yui_3_16_0_ym19_1_1494757228205_13145"/>I shall never bend before the bishop of Rome !</text:p>
      <text:p text:style-name="P1"><text:bookmark text:name="yui_3_16_0_ym19_1_1494757228205_13164"/>In order to keep our throne, let's go to Canossa !</text:p>
      <text:p text:style-name="P1"><text:bookmark text:name="yui_3_16_0_ym19_1_1494757228205_13146"/>The Holy Father is in a conflict with the Emperor on the Investiture question.</text:p>
      <text:p text:style-name="P1"><text:bookmark text:name="yui_3_16_0_ym19_1_1494757228205_13163"/>This catholic monarch is despising the current Emperor , which humiliate himself at Canossa .</text:p>
      <text:p text:style-name="P1"><text:bookmark text:name="yui_3_16_0_ym19_1_1494757228205_13165"/>Coming of Papal legates.</text:p>
      <text:p text:style-name="P1"><text:bookmark text:name="yui_3_16_0_ym19_1_1494757228205_13147"/>Papal legates came and saluted us with the title of Rex Romanorum. They cordially reminded us that only a coronation at Rome makes us truly the Emperor, and, of course, if we do not accept the temporal superiority of the Pope, he will not crown us. They also pointed the fact that a refusal to bend before the Holy Father will lead to an excommunication, and a break in our vassalage bonds, as it was for our predecessor.</text:p>
      <text:p text:style-name="P1"><text:bookmark text:name="yui_3_16_0_ym19_1_1494757228205_13162"/><text:soft-page-break/>I am Imperator, and he will learn to respect it !</text:p>
      <text:p text:style-name="P1"><text:bookmark text:name="yui_3_16_0_ym19_1_1494757228205_13149"/>Let's sign a concordat with the Pope.</text:p>
      <text:p text:style-name="P1"><text:bookmark text:name="yui_3_16_0_ym19_1_1494757228205_13148"/>The Penitence of Canossa</text:p>
      <text:p text:style-name="P1"><text:bookmark text:name="yui_3_16_0_ym19_1_1494757228205_13161"/>We arrived at Canossa, wearing the clothes of repenters : a habit of monk and barefoot. We waited before the Castle doors for three days. Three long days to supplicate the Holy Father to revoke his excommunication. During three days, Knights, merchants, peasants, craftsmen and prostitutes saw the Imperator Semper Augustus, the sovereign of the World , the heir of Charlemagne and Augustus, almost naked and without power. Viewing this shamefull display, the Pope revoked his excommunication. But we suffered such an humiliation that the holyness of our title seems seriously soiled...</text:p>
      <text:p text:style-name="P1"><text:bookmark text:name="yui_3_16_0_ym19_1_1494757228205_13160"/>Such a pity...</text:p>
      <text:p text:style-name="P1"><text:bookmark text:name="yui_3_16_0_ym19_1_1494757228205_13150"/>The Penitence of Canossa</text:p>
      <text:p text:style-name="P1"><text:bookmark text:name="yui_3_16_0_ym19_1_1494757228205_13151"/>[From.GetTitledName] arrived at Canossa, wearing the clothes of repenters : a habit of monk and barefoot. He waited before the Castle doors for three days. Three long days to supplicate the Holy Father to revoke his excommunication. During three days, Knights, merchants, peasants, craftsmen and prostitutes saw the Imperator Semper Augustus, the sovereign of the World , the heir of Charlemagne and Augustus, almost naked and without power. Viewing this shamefull display, the Pope revoked his excommunication. But the Imperator suffered such an humiliation that the holyness of his title seems seriously soil...</text:p>
      <text:p text:style-name="P1"><text:bookmark text:name="yui_3_16_0_ym19_1_1494757228205_13159"/>A shame for the Empire !</text:p>
      <text:p text:style-name="P1"><text:bookmark text:name="yui_3_16_0_ym19_1_1494757228205_13152"/>The Emperor is the shame of the christian world !</text:p>
      <text:p text:style-name="P1"><text:bookmark text:name="yui_3_16_0_ym19_1_1494757228205_13158"/>Discidium inter sacerdotium et regnum</text:p>
      <text:p text:style-name="P1"><text:bookmark text:name="yui_3_16_0_ym19_1_1494757228205_13153"/>After ten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excommunication by doing penance. However, if we think that our political or military position is somewhat endurable, we should hold the ground against the Pope to hope for a victory in this conflict !</text:p>
      <text:p text:style-name="P1"><text:bookmark text:name="yui_3_16_0_ym19_1_1494757228205_13154"/>I shall never bend before the bishop of Rome !</text:p>
      <text:p text:style-name="P1"><text:bookmark text:name="yui_3_16_0_ym19_1_1494757228205_13156"/>In order to keep our throne, let's go to Canossa !</text:p>
      <text:p text:style-name="P1"><text:bookmark text:name="yui_3_16_0_ym19_1_1494757228205_13155"/>Discidium inter sacerdotium et regnum</text:p>
      <text:p text:style-name="P1"><text:bookmark text:name="yui_3_16_0_ym19_1_1494757228205_13157"/>After fifteen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excommunication by doing penance. However, if we think that our political or military position is somewhat endurable, we should hold the ground against the Pope to hope for a victory in this conflict !</text:p>
      <text:p text:style-name="P1">I shall never bend before the bishop of Rome !</text:p>
      <text:p text:style-name="P1">In order to keep our throne, let's go to Canossa !</text:p>
      <text:p text:style-name="P1">Discidium inter sacerdotium et regnum</text:p>
      <text:p text:style-name="P1">Discidium inter sacerdotium et regnum</text:p>
      <text:p text:style-name="P1">After twenty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text:soft-page-break/>excommunication by doing penance. However, if we think that our political or military position is somewhat endurable, we should hold the ground against the Pope to hope for a victory in this conflict !</text:p>
      <text:p text:style-name="P1"><text:bookmark text:name="yui_3_16_0_ym19_1_1494757228205_13166"/>I shall never bend before the bishop of Rome !</text:p>
      <text:p text:style-name="P1">In order to keep our throne, let's go to Canossa !</text:p>
      <text:p text:style-name="P1">After twenty-five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excommunication by doing penance. However, if we think that our political or military position is somewhat endurable, we should hold the ground against the Pope to hope for a victory in this conflict !</text:p>
      <text:p text:style-name="P1">I shall never bend before the bishop of Rome !</text:p>
      <text:p text:style-name="P1">In order to keep our throne, let's go to Canossa !</text:p>
      <text:p text:style-name="P1">Discidium inter sacerdotium et regnum</text:p>
      <text:p text:style-name="P1">After thirty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excommunication by doing penance. However, if we think that our political or military position is somewhat endurable, we should hold the ground against the Pope to hope for a victory in this conflict !</text:p>
      <text:p text:style-name="P1">I shall never bend before the bishop of Rome !</text:p>
      <text:p text:style-name="P1">In order to keep our throne, let's go to Canossa !</text:p>
      <text:p text:style-name="P1">Discidium inter sacerdotium et regnum</text:p>
      <text:p text:style-name="P1">After thirty-five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excommunication by doing penance. However, if we think that our political or military position is somewhat endurable, we should hold the ground against the Pope to hope for a victory in this conflict !</text:p>
      <text:p text:style-name="P1">I shall never bend before the bishop of Rome !</text:p>
      <text:p text:style-name="P1">In order to keep our throne, let's go to Canossa !</text:p>
      <text:p text:style-name="P1">Discidium inter sacerdotium et regnum</text:p>
      <text:p text:style-name="P1">After ten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excommunication by doing penance. However, if we think that our political or military position is somewhat endurable, we should hold the ground against the Pope a little bit more to hope for a victory in this conflict , for he struggle to find supporters on our lands!</text:p>
      <text:p text:style-name="P1">I shall never bend before the bishop of Rome !</text:p>
      <text:p text:style-name="P1"><text:bookmark text:name="yui_3_16_0_ym19_1_1494757228205_13167"/>In order to keep our throne, let's go to Canossa !</text:p>
      <text:p text:style-name="P1"><text:bookmark text:name="yui_3_16_0_ym19_1_1494757228205_13169"/>Discidium inter sacerdotium et regnum</text:p>
      <text:p text:style-name="P1"><text:bookmark text:name="yui_3_16_0_ym19_1_1494757228205_13184"/>After forty long years of conflict and tensions in the Empire, several of our concillors are asking us to rethink our position towards the Pope. If we esteem that our position is not sure against the great vassals, we can go to the winter residence of the Pope , to Canossa , to try to leave the <text:soft-page-break/>excommunication by doing penance. However, if we think that our political or military position is somewhat endurable, we MUST hold the ground against the Pope ! Since we struggled against the Pope during several decades, more and more members of the Clergy are abandonning the Papacy . Five more years, and we would have achieved utter domination over the Pope, and he will bend before the Imperator Romanorum !</text:p>
      <text:p text:style-name="P1"><text:bookmark text:name="yui_3_16_0_ym19_1_1494757228205_13183"/>I shall never bend before the bishop of Rome !</text:p>
      <text:p text:style-name="P1"><text:bookmark text:name="yui_3_16_0_ym19_1_1494757228205_13182"/>In order to keep our throne, let's go to Canossa !</text:p>
      <text:p text:style-name="P1"><text:bookmark text:name="yui_3_16_0_ym19_1_1494757228205_13180"/>The Emperor won the Investiture Controversy , and the Church is severly diminished</text:p>
      <text:p text:style-name="Standard"/>
      <text:p text:style-name="P1"><text:bookmark text:name="yui_3_16_0_ym19_1_1494757228205_13179"/>Monarcha Mundi</text:p>
      <text:p text:style-name="P1"><text:bookmark text:name="yui_3_16_0_ym19_1_1494757228205_13178"/>Since he won the Investiture controversy, the Emperor is considered the God's Lieutenant on Earth.</text:p>
      <text:p text:style-name="P1"><text:bookmark text:name="yui_3_16_0_ym19_1_1494757228205_13177"/>[From.GetTitledName] is an independant catholic monarch , while we are the Imperator Romanorum, the Vicar of the Christ on Earth. We have the right to claim this Kingdom, for we are the Monarcha Mundi, in the name of the Father, the Son and the Holy Spirit.</text:p>
      <text:p text:style-name="P1"><text:bookmark text:name="yui_3_16_0_ym19_1_1494757228205_13176"/>Victory of the Emperor on the Papacy !</text:p>
      <text:p text:style-name="P1"><text:bookmark text:name="yui_3_16_0_ym19_1_1494757228205_13175"/>In a way or an other, you managed to crush the opposition of the Pope and his supporters. The temporal sword won against the spiritual sword , and it was God's will to do so. The Emperor of Romans is the Lieutenant of the Christ on Earth, and thus, Monarcha Mundi, the Sovereign of the World. The Bishop of Rome stays the head of the Church, but he is, as in the blessed times of Constantine, submissive to the Imperium : the Imperial Coronation in Rome is enforced no matter what. Furthermore, as the unchallenged sovereign of the Western christiannity , the Emperor can attack every independant catholic sovereign to unite God's people under his rule.</text:p>
      <text:p text:style-name="P1"><text:bookmark text:name="yui_3_16_0_ym19_1_1494757228205_13174"/>Deus Vult !</text:p>
      <text:p text:style-name="P1"><text:bookmark text:name="yui_3_16_0_ym19_1_1494757228205_13173"/>In a way or an other, [From.GetTitledName] managed to crush the opposition of the Pope and his supporters. The temporal sword won against the spiritual sword , and it was God's will to do so. The Emperor of Romans is the Lieutenant of the Christ on Earth, and thus, Monarcha Mundi, the Sovereign of the World. The Bishop of Rome stays the head of the Church, but he is, as in the blessed times of Constantine, submissive to the Imperium : the Imperial Coronation in Rome is enforced no matter what. Furthermore, as the unchallenged sovereign of the Western christiannity , the Emperor can attack every independant catholic sovereign to unite God's people under his rule.</text:p>
      <text:p text:style-name="P1"><text:bookmark text:name="yui_3_16_0_ym19_1_1494757228205_13186"/>It might have been wise to support the Pope ...</text:p>
      <text:p text:style-name="P1"><text:bookmark text:name="yui_3_16_0_ym19_1_1494757228205_13223"/>Papal claim</text:p>
      <text:p text:style-name="P1"><text:bookmark text:name="yui_3_16_0_ym19_1_1494757228205_13187"/>War of Papal claim on the Ravenna Exarchate.</text:p>
      <text:p text:style-name="P1"><text:bookmark text:name="yui_3_16_0_ym19_1_1494757228205_13218"/>§Y$TARGET$§ hold territories which belongs to the Pope, according to the Donation of Constantine !</text:p>
      <text:p text:style-name="P1"><text:bookmark text:name="yui_3_16_0_ym19_1_1494757228205_13188"/>Victory of the Pope !</text:p>
      <text:p text:style-name="P1"><text:bookmark text:name="yui_3_16_0_ym19_1_1494757228205_13189"/>In a way or another, the Papacy managed to won the Investiture Controversy against the Emperor . The Free Investiture is now impossible for the entire christian world, which must sign a concordat wih the Pope. Furthermore, the Pope proclaimed himself God's Vicar on Earth, and his claim of sovereignity slide from spiritual authorithy towards temporal sovereignity. Thus, he claimed himself overlord on the entire Ravenna Exarchate , as the Donation of Constantine says so. As equal, or even superior of the Emperor , catholics monarhs can now take an oath on the Holy Father , which might lead to a Papal theocracy.</text:p>
      <text:p text:style-name="P1"><text:bookmark text:name="yui_3_16_0_ym19_1_1494757228205_13190"/>Let's stay attentive of what Rome does then ...</text:p>
      <text:p text:style-name="Standard"><text:soft-page-break/></text:p>
      <text:p text:style-name="P1"><text:bookmark text:name="yui_3_16_0_ym19_1_1494757228205_13217"/>Vassal of the Holy Father</text:p>
      <text:p text:style-name="P1"><text:bookmark text:name="yui_3_16_0_ym19_1_1494757228205_13191"/>This character took an oath to the Holy Father. Is Kingdom is under the protection of Saint Peter, which mean under the -theoric - authority of the Pope. His relations with the clergy are considerably strengthened, and Papal bulls make him able to take a part of the religious tithe. But his vassals do not see from a good eye this intrusion of Rome in their Kingdom...</text:p>
      <text:p text:style-name="P1"><text:bookmark text:name="yui_3_16_0_ym19_1_1494757228205_13192"/>Take an oath to the Holy Father</text:p>
      <text:p text:style-name="P1"><text:bookmark text:name="yui_3_16_0_ym19_1_1494757228205_13193"/>Since the Pope won the Investiture Controversy, the Papacy affirm his equality, or even his supriority upon the Empire. It is now possible to place our Realm under the protection of the Holy Father, and more explicitly, to take an oath with his successor, the Pope. We thus will be able to streghten our ties with the Church and obtain Papal bull to take a part of the religious tithe as a compensation. However, our vassals do not suffer the tutelage of Rome, even if it is theoric. Furthermore, a ambitious and strong Pope could potentially transform this theoric, De Jure overlordship in a De Facto one !</text:p>
      <text:p text:style-name="P1"><text:bookmark text:name="yui_3_16_0_ym19_1_1494757228205_13264"/>Call to arms !</text:p>
      <text:p text:style-name="P1"><text:bookmark text:name="yui_3_16_0_ym19_1_1494757228205_13265"/>The Holy Father is in war against other powers. He just, kindly but firmly, remind us that we took an oath in exchange of a protection from the Holy Peter's seat. One of the duties of a vassal towards his lord is the military service. The Pope exige that we enter the war on his side. If we do so, other catholics monarchs will view it a a weakness sign. therwise, the Pope will excommunicate us. Note that if we are excommunicated, the Pope will revoke the excommunication if we join him. What are we going to do ?</text:p>
      <text:p text:style-name="P1"><text:bookmark text:name="yui_3_16_0_ym19_1_1494757228205_13249"/>Well, let's defend our sovereign !</text:p>
      <text:p text:style-name="P1"><text:bookmark text:name="yui_3_16_0_ym19_1_1494757228205_13266"/>I am a KING , not a lowly serf !</text:p>
      <text:p text:style-name="P1"><text:bookmark text:name="yui_3_16_0_ym19_1_1494757228205_13267"/>The Holy Father is in war against other powers. He just, kindly but firmly, remind us that we took an oath in exchange of a protection from the Holy Peter's seat. One of the duties of a vassal towards his lord is the military service. The Pope exige that we enter the war on his side. If we do so, other catholics monarchs will view it a a weakness sign. therwise, the Pope will excommunicate us. Note that if we are excommunicated, the Pope will revoke the excommunication if we join him. What are we going to do ?</text:p>
      <text:p text:style-name="P1"><text:bookmark text:name="yui_3_16_0_ym19_1_1494757228205_13250"/>Well, let's defend our sovereign !</text:p>
      <text:p text:style-name="P1"><text:bookmark text:name="yui_3_16_0_ym19_1_1494757228205_13256"/>I am a KING , not a lowly serf !</text:p>
      <text:p text:style-name="P1"><text:bookmark text:name="yui_3_16_0_ym19_1_1494757228205_13251"/>Message of the new Pontiff Sovereign</text:p>
      <text:p text:style-name="P1"><text:bookmark text:name="yui_3_16_0_ym19_1_1494757228205_13252"/>[From.GetTitledName] has been elected as new head of the roman, apostolic, catholic Church. The Holy Father inform us that the death of his predecessor do not free us from our oath, and that we are still vassals of the Holy Father. Be carefull, because several Kings took an oath to the Pope, and an arrogant or ambitious Pontiff Sovereign might proclaim an universal Pontifical theocracy ...</text:p>
      <text:p text:style-name="P1"><text:bookmark text:name="yui_3_16_0_ym19_1_1494757228205_13255"/>Understood !</text:p>
      <text:p text:style-name="P1"><text:bookmark text:name="yui_3_16_0_ym19_1_1494757228205_13253"/>We just received a Papal bull :</text:p>
      <text:p text:style-name="P1"><text:bookmark text:name="yui_3_16_0_ym19_1_1494757228205_13254"/>" Pontifex [NomDuSouverain] , Servus servorum Dei. Ad futuram Rei memoriam. The Gospel saying tell us : This world hold two swords , all of them are at the disposition of the Church, the temporal sword and the spiritual sword. But this one shall be used for the Church, this one by the Church. The sword shall be subordinate to the sword, and the temporal authority to the spiritual authority. Thus , every being which resist this order organised by God is resisting God's will, which is heresy. Thus , we declare, we claim, we define that it is absolutely necessary to all human creature to be submitted under the rule of the Pontiff of Romans. "</text:p>
      <text:p text:style-name="P1"><text:bookmark text:name="yui_3_16_0_ym19_1_1494757228205_13268"/><text:soft-page-break/>The situation is serious ! The Pope just claimed his sovereignity over the entire christian world !</text:p>
      <text:p text:style-name="P1"><text:bookmark text:name="yui_3_16_0_ym19_1_1494757228205_13269"/>Alas, our estates are too weak to resist !</text:p>
      <text:p text:style-name="P1"><text:bookmark text:name="yui_3_16_0_ym19_1_1494757228205_13270"/>Enough ! Let's put the Pope in his place ! To Agnani !</text:p>
      <text:p text:style-name="P1"><text:bookmark text:name="yui_3_16_0_ym19_1_1494757228205_13271"/>The Agnani outrage !</text:p>
      <text:p text:style-name="P1"><text:bookmark text:name="yui_3_16_0_ym19_1_1494757228205_13272"/>The last Papal bull proclaiming the temporal sovereignity of the Church on the entirety of the Christian world provoked the anger of [From.GetTitledName]. Powerfull in his estates, he saw a danger in his power with this proclamation . He sent his supporters in Italy to seize the person of the Pope . Allied to the Colonnas of Rome, the servants of [From.GetTitledName] assaulted Agnani, the summer residence of the Pope. The latter endured numerous humiliations, and some whisper he was slapped. The Pope is desacralized for all , and numerous are the monarchs which are praising [From.GetTitledName], for he prevented the comming of an universal Papal theocracy .</text:p>
      <text:p text:style-name="P1"><text:bookmark text:name="yui_3_16_0_ym19_1_1494757228205_13291"/>Finally ! I can breath .</text:p>
      <text:p text:style-name="P1"><text:bookmark text:name="yui_3_16_0_ym19_1_1494757228205_13290"/>Impious ! Heretic !</text:p>
      <text:p text:style-name="P1"><text:bookmark text:name="yui_3_16_0_ym19_1_1494757228205_13289"/>Plenitudo Potestatis</text:p>
      <text:p text:style-name="P1"><text:bookmark text:name="yui_3_16_0_ym19_1_1494757228205_13288"/>None of the catholic monarchs was powerfull enough to oppose the papal projects. Despite the unanimous and frankly expressed opposition of temporal lords, the Unam Sanctam bull is now a fact. The Kings which were theorically vassals of Saint Peter are now De Facto vassals of the Pope. [From.GetTitledName] sent several papal legates in order to rule what are now his Kingdoms. Every human creature shall be subject to the Roman Pontiff , for it is the order God wanted. The Holy father now possess a cassus belli to attack the lasts christians Kings which did not submit to the Lieutenant of the Christ on Earth !</text:p>
      <text:p text:style-name="P1"><text:bookmark text:name="yui_3_16_0_ym19_1_1494757228205_13287"/>No, we must resist !</text:p>
      <text:p text:style-name="P1"><text:bookmark text:name="yui_3_16_0_ym19_1_1494757228205_13286"/>Aaaaah ! No, not my estates !</text:p>
      <text:p text:style-name="P1"><text:bookmark text:name="yui_3_16_0_ym19_1_1494757228205_13277"/>Plenitudo Potestatis</text:p>
      <text:p text:style-name="P1"><text:bookmark text:name="yui_3_16_0_ym19_1_1494757228205_13278"/>Papal legates arrived in your capital several days ago. While you thought to resist agaisnt them, you saw with astonishment your councillors and your vassals join the side of Rome. In order to stay alive, we must bow to the Holy Father and take an oath.</text:p>
      <text:p text:style-name="P1"><text:bookmark text:name="yui_3_16_0_ym19_1_1494757228205_13279"/>Don't want to ! Don't want to !</text:p>
      <text:p text:style-name="P1"><text:bookmark text:name="yui_3_16_0_ym19_1_1494757228205_13284"/>Papal Theocracy</text:p>
      <text:p text:style-name="Standard"/>
      <text:p text:style-name="P1"><text:bookmark text:name="yui_3_16_0_ym19_1_1494757228205_13297"/>War of theocratic claim</text:p>
      <text:p text:style-name="P1"><text:bookmark text:name="yui_3_16_0_ym19_1_1494757228205_13298"/>Take over an independant kingdom.</text:p>
      <text:p text:style-name="P1"/>
      <text:p text:style-name="P1"><text:bookmark text:name="yui_3_16_0_ym19_1_1494757228205_13299"/>The Conquest of Jerusalem.</text:p>
      <text:p text:style-name="P1"><text:bookmark text:name="yui_3_16_0_ym19_1_1494757228205_13300"/>By crossing the doors of the three times blessed city of Jerusalem, I [From.GetTitledFirstName] , took over , in the name of the Pontifex Maximus and all of christianity , Hierosolyma and the Holy Sepulchr from the hands of the unbelievers. The crusader acclaimed us and begin to call us "Rex Hierosolymitanus " , and some want us to bear a Golden crown...</text:p>
      <text:p text:style-name="P1"><text:bookmark text:name="yui_3_16_0_ym19_1_1494757228205_13301"/>Of course!</text:p>
      <text:p text:style-name="P1"><text:bookmark text:name="yui_3_16_0_ym19_1_1494757228205_13328"/>Not where the Christ bear a Spine Crown !</text:p>
      <text:p text:style-name="P1"><text:bookmark text:name="yui_3_16_0_ym19_1_1494757228205_13321"/>The Conquest of Jerusalem.</text:p>
      <text:p text:style-name="P1"><text:bookmark text:name="yui_3_16_0_ym19_1_1494757228205_13327"/>By crossing the doors of the three times blessed city of Jerusalem, I [From.GetTitledFirstName] , <text:soft-page-break/>took over , in the name of the Pontifex Maximus and all of christianity , Hierosolyma and the Holy Sepulchr from the hands of the unbelievers. The crusader acclaimed us as a lord, but I refuse the title of rex. I am Solicitor of the Holy Sepulchre !</text:p>
      <text:p text:style-name="P1"><text:bookmark text:name="yui_3_16_0_ym19_1_1494757228205_13322"/>Deus Io Vult !</text:p>
      <text:p text:style-name="P1"><text:bookmark text:name="yui_3_16_0_ym19_1_1494757228205_13324"/>May God curse theses dogs !</text:p>
      <text:p text:style-name="P1"><text:bookmark text:name="yui_3_16_0_ym19_1_1494757228205_13323"/>But... it is our land !</text:p>
      <text:p text:style-name="P1"><text:bookmark text:name="yui_3_16_0_ym19_1_1494757228205_13326"/>Theses events are too far away.</text:p>
      <text:p text:style-name="P1"><text:bookmark text:name="yui_3_16_0_ym19_1_1494757228205_13325"/>Solicitor of the Holy Sepulchre</text:p>
      <text:p text:style-name="P1"><text:bookmark text:name="yui_3_16_0_ym19_1_1494757228205_13334"/>Papal sovereignity</text:p>
      <text:p text:style-name="P1"><text:bookmark text:name="yui_3_16_0_ym19_1_1494757228205_13335"/>This land is the most blessed of all, I [From.GetTitledFirstName], I consider the Holy Land , and foremost Jerusalem, as the Christ's property , and thus, this of the Holy Father .</text:p>
      <text:p text:style-name="P1"><text:bookmark text:name="yui_3_16_0_ym19_1_1494757228205_13336"/>This land is blessed and is the property of the Christian world !</text:p>
      <text:p text:style-name="P1"><text:bookmark text:name="yui_3_16_0_ym19_1_1494757228205_13337"/>I conquer theses lands, the Pope's anger does not matter.</text:p>
      <text:p text:style-name="P1"><text:bookmark text:name="yui_3_16_0_ym19_1_1494757228205_13338"/>The Holy land belong to us !</text:p>
      <text:p text:style-name="P1"><text:bookmark text:name="yui_3_16_0_ym19_1_1494757228205_13339"/>Good.</text:p>
      <text:p text:style-name="P1"><text:bookmark text:name="yui_3_16_0_ym19_1_1494757228205_13340"/>The Holy Father accepted to be our overlord !</text:p>
      <text:p text:style-name="P1"><text:bookmark text:name="yui_3_16_0_ym19_1_1494757228205_13341"/>Good .</text:p>
      <text:p text:style-name="P1">Jerusalem is vassal of the Holy Seat !</text:p>
      <text:p text:style-name="P1">As Sollicitor of Holy Sepulchre, I , [From.GetTitledFirstName] , I give, as it must be, the overlordship of the Holy land to the spiritual sword of the Pontifex Maximus.</text:p>
      <text:p text:style-name="P1">Deus Io Vult !</text:p>
      <text:p text:style-name="P1">May God curse theses dogs !</text:p>
      <text:p text:style-name="P1">But... it is our land !</text:p>
      <text:p text:style-name="P1">Theses events are too far away.</text:p>
      <text:p text:style-name="P1">Papal sovereignity</text:p>
      <text:p text:style-name="P1"><text:bookmark text:name="yui_3_16_0_ym19_1_1494757228205_13342"/>The Holy Land is now vassal of the Holy Seat, at least his direct grasp is relatively weak. We can, if we want to, break this bond.</text:p>
      <text:p text:style-name="P1"><text:bookmark text:name="yui_3_16_0_ym19_1_1494757228205_13343"/>This holy land is only the property of the christian world !</text:p>
      <text:p text:style-name="P1"><text:bookmark text:name="yui_3_16_0_ym19_1_1494757228205_13344"/>Theses are MY lands, no matter the Pope's anger.</text:p>
      <text:p text:style-name="P1">Jerusalem is freed of the Holy Seat !</text:p>
      <text:p text:style-name="P1">"As the Rex Hierosolymitanum, I , [From.GetTitledFirstName], I dismiss the sovereignity of the Holy Land from the spiritual sword of the Pontifex Maximus . I declare the Regnum Hierosolymitanum freed of all bonds of sovereignity !"</text:p>
      <text:p text:style-name="P1">Deus Io Vult !</text:p>
      <text:p text:style-name="P1">May God curse theses dogs !</text:p>
      <text:p text:style-name="P1">But... it is our land !</text:p>
      <text:p text:style-name="P1">Theses events are too far away.</text:p>
      <text:p text:style-name="P1">The old Sollicitor of the Holy Sepulchre is dead. The latin lords choose you as his successor , but you can cease to bear this ridiculous title and take the one of Rex</text:p>
      <text:p text:style-name="P1"><text:soft-page-break/>I will bear a golden crown !</text:p>
      <text:p text:style-name="P1">It was a wise decision .</text:p>
      <text:p text:style-name="P1">Claim of the Ravenna Exarchate</text:p>
      <text:p text:style-name="P1"><text:bookmark text:name="yui_3_16_0_ym19_1_1494757228205_13349"/>War of Imperial claim</text:p>
      <text:p text:style-name="P1"><text:bookmark text:name="yui_3_16_0_ym19_1_1494757228205_13363"/>Claim the Ravenna Exarchate</text:p>
      <text:p text:style-name="P1"><text:bookmark text:name="yui_3_16_0_ym19_1_1494757228205_13362"/>;§Y$TARGET$§! hold lands which belongs to the old Ravenna Exarchate , which belongs to the Eastern Roman Empire</text:p>
      <text:p text:style-name="P1"><text:bookmark text:name="yui_3_16_0_ym19_1_1494757228205_13361"/>Claim of Southern Italy</text:p>
      <text:p text:style-name="P1"><text:bookmark text:name="yui_3_16_0_ym19_1_1494757228205_13360"/>War of Imperial claim</text:p>
      <text:p text:style-name="P1"><text:bookmark text:name="yui_3_16_0_ym19_1_1494757228205_13358"/>s;§Y$TARGET$§! hold territories which belongs to the Western Roman Empire !</text:p>
      <text:p text:style-name="Standard"/>
      <text:p text:style-name="Standard">Bannum</text:p>
      <text:p text:style-name="Standard"/>
      <text:p text:style-name="Standard">Only the King has the Bannum, which is their right of justice, their right to force, but also to raise the ost too, duty which must be done by every free man. Factually, the vassals which possess a public benefice (abbot, counts) must come, often with a cavalry retinue. The free mens of the Pagus, under the conduct of the Comes or the Abbot, come also to the convocation, but only thoses which possess the adequate military equipement are selected. Thoses who do not come to the ost pay the heribannum, a tax. </text:p>
      <text:p text:style-name="Standard"><text:s/></text:p>
      <text:p text:style-name="P1"><text:bookmark text:name="yui_3_16_0_ym19_1_1494757228205_13351"/>System of supporting and runners</text:p>
      <text:p text:style-name="P1"><text:bookmark text:name="yui_3_16_0_ym19_1_1494757228205_13357"/>The public powers edicted several cartularies improving the system of Bannum. Now, the public power's agents, the Comes or the Abbots, must maintain around twenty heavy horsemen to contribute to the royal host. For the infantry and the free mens, thoses who have between 5 to 3 mans must come to the convocation, heavily armed. As well for the poors, which will put their wealth together by 6-7 of them to send one of them to contribute. This system allow to have more heavy cavalry and infantry, at the expense of light infantry, of the light cavalry, and the heribannum.</text:p>
      <text:p text:style-name="Standard"/>
      <text:p text:style-name="Standard">Servitius Debitum</text:p>
      <text:p text:style-name="Standard"/>
      <text:p text:style-name="Standard"/>
      <text:p text:style-name="P1"><text:bookmark text:name="yui_3_16_0_ym19_1_1494757228205_13356"/>Fonsado</text:p>
      <text:p text:style-name="P1"><text:bookmark text:name="yui_3_16_0_ym19_1_1494757228205_13355"/>In order to oppose against the oppressing Mohammedan threat , it is the duty of every christian to take arms to defend the true religion. The christian of Iberia are uniting around the King or a Great one in the Fonsado, destined to defend the true religion. The Counts are indeed escorted by several Milites, heavy knights, but most of the Fonsado is formed of little free farmers. They are forming light cavalry and infantry , harassing the Mohammedans raids.</text:p>
      <text:p text:style-name="P1"><text:bookmark text:name="yui_3_16_0_ym19_1_1494757228205_13354"/>Algarade</text:p>
      <text:p text:style-name="P1"><text:bookmark text:name="yui_3_16_0_ym19_1_1494757228205_13352"/>The Algarade is the offensive answer from the Asturias against the Mohammedans raids. In order to bring more efficiently the war on the ennemy lands , the public powers decided to devellop the heavy cavalry and infantry. The Counts are now escorted by Maiorinis, wealthy peasants, heavily armed, mounted or dismounted. If the army is war more mobile and efficient, the little peansantry suffer a bit of this.</text:p>
      <text:p text:style-name="P1"><text:bookmark text:name="yui_3_16_0_ym19_1_1494757228205_13353"/>Servitium Debitium</text:p>
      <text:p text:style-name="P1"><text:bookmark text:name="yui_3_16_0_ym19_1_1494757228205_13369"/>Trinoda Necessitas</text:p>
      <text:p text:style-name="P1"><text:bookmark text:name="yui_3_16_0_ym19_1_1494757228205_13370"/><text:soft-page-break/>Three great obligations weight in on the people : expeditio et pontis arcisque constructio. The construction of bridges, the maintenance of walls and the military service. The Fyrd, the nation at arms, must fight whenever the sovereign decide it. If the majority of the peasants called thus form an infantry of a not-so-good quality, we however dispose of the middle peasantry, the Ceorls, and the aristocracy, the Thengs, which provide a heavy infantry of a great quality. The system of the Trinoda make us able to have better defenses.</text:p>
      <text:p text:style-name="P1"><text:bookmark text:name="yui_3_16_0_ym19_1_1494757228205_13406"/>Thanes services</text:p>
      <text:p text:style-name="P1"><text:bookmark text:name="yui_3_16_0_ym19_1_1494757228205_13371"/>In order to improve the Trinoda Necessitas system, we can exige from the Thanes and the Church to give , besides their service, warriors maintain to their fees. This will allow to improve the heavy infantry numbers and even to have some light cavalry. However, the downside is that they must improve their landed property, which will diminue the free peasantry , and thus the light infantry we are able to rise.</text:p>
      <text:p text:style-name="P1"/>
      <text:p text:style-name="Standard">Thema </text:p>
      <text:p text:style-name="Standard"/>
      <text:p text:style-name="Standard">Led by the Strategos or the Doux of the area, the Thematics armies are made of stratiotai, peasant-soldiers , which possess the usufruct of a parcel of public land. This system, highly under the control of the central administratio of Constantinople, can deploy a remarkably good infantry. The Thematics armies are focused on the defense of the province against the ennemy invasions, while the offensives are generally led by the Imperial Tagmatas. </text:p>
      <text:p text:style-name="Standard"/>
      <text:p text:style-name="Standard">Thema kai Adorea</text:p>
      <text:p text:style-name="Standard"/>
      <text:p text:style-name="Standard">The Thematics armies are composed of a middle peasantry which will bravely defend their lands. But only if they held any lands. As a matter of facts, despite the fact that the lands of the stratiotai are public ones, some great aristocratic families have generally much lands because they buy theses parcel of lands from the poor peasants. The Adoreia is a system which allow the redistribution of lands to theses stratiotes in order to avoid this concentration of lands from the Aristocracy. This will thus improve the quality of our soldiers and deploy a bit more of infantry. </text:p>
      <text:p text:style-name="Standard"/>
      <text:p text:style-name="Standard">Stratiôtai Rhomaiou Archaiai</text:p>
      <text:p text:style-name="Standard"/>
      <text:p text:style-name="Standard">The rhomaioi scholars and philosophers rediscovered the merits of our armies of old. They highlighed the quality of Republican and Spartan armies, composed of soldiers-peasants with excellent values . Meanwhile, the power of the Basileus of the Rhomaios state is such that he enforced an edict forbidding the land owning concentration and exiged the restitution of these lands to the poor. Everything is ready to allow our thematic army, formerly defensive, to become an offensive army, forged for reconquest. Based on this old Roman model, this system allow us to rise an exceptionnal and highly motivated army.</text:p>
      <text:p text:style-name="Standard"/>
      <text:p text:style-name="Standard">Pronoia</text:p>
      <text:p text:style-name="Standard"/>
      <text:p text:style-name="Standard">The State ceded the collect of public lands to a pronoiar , which will thus collect taxes to the parèques, the non-owners peasants , and to defend this area. The Pronoiars are raising their own armies , which are build from their household, heavily armoured as Cataphracts . They thus lead to batttle the other stratiotai, the peasant-soldiers which are not yet under the domination of a noble. </text:p>
      <text:p text:style-name="Standard"/>
      <text:p text:style-name="Standard">Pronoia Latinou Eidolou</text:p>
      <text:p text:style-name="Standard"/>
      <text:p text:style-name="Standard">The Pronoiars challenge the Imperial control over their pronoia and consider themselves the sole masters of theses (technically ) public lands, given their charge to their heir . The influence of the <text:soft-page-break/>Latin peoples is more and more noteworthy on the rhomaion nobility, finding here a model to exploit. The ever-growing control of theses pronoiars on a ever-growing number of lands allow them to have a better heavy cavalry, inspired from the latin model. However, the thematic stratiotai are ever more rare, and the parèques, which are growing food, are very bad warriors. </text:p>
      <text:p text:style-name="Standard"/>
      <text:p text:style-name="Standard">Mikra Tagmata</text:p>
      <text:p text:style-name="Standard"/>
      <text:p text:style-name="Standard">The Tagmatas are the permanent Imperial regiments, based at Constantinople. Constantin V reformed the old Schools and Palatine Guards to make a permanent army under the direct command of the Basileus. Contrarily to the Thematics armies, which are turned to the defense of the Politeia, the Tagmatas are definitively mobile and offensive armies. The Cataphracts are generally the heart of theses units. </text:p>
      <text:p text:style-name="Standard"/>
      <text:p text:style-name="Standard"/>
      <text:p text:style-name="Standard">Tagmata</text:p>
      <text:p text:style-name="Standard"/>
      <text:p text:style-name="Standard">The Tagmatas are the permanent Imperial regiments, based at Constantinople. Constantin V reformed the old Schools and Palatine Guards to make a permanent army under the direct command of the Basileus. Contrarily to the Thematics armies, which are turned to the defense of the Politeia, the Tagmatas are definitively mobile and offensive armies. The Cataphracts are generally the heart of theses units. At some point, new Imperial tagmata can be formed, such as the Arithmoi and the Excubites, in order to strenghten the tagmata .</text:p>
      <text:p text:style-name="Standard"/>
      <text:p text:style-name="Standard">Megalè Tagmata</text:p>
      <text:p text:style-name="Standard"/>
      <text:p text:style-name="Standard">The Tagmatas are the permanent Imperial regiments, based at Constantinople. Constantin V reformed the old Schools and Palatine Guards to make a permanent army under the direct command of the Basileus. Contrarily to the Thematics armies, which are turned to the defense of the Politeia, the Tagmatas are definitively mobile and offensive armies. The Cataphracts are generally the heart of theses units. The Imperial Tagmata can now form most of our army , the tip of the spear which will allow to reconquer the Empire !</text:p>
      <text:p text:style-name="Standard"/>
      <text:p text:style-name="Standard">Instauration of pronoias</text:p>
      <text:p text:style-name="Standard"/>
      <text:p text:style-name="Standard">Pronoias are a byzantine military and fiscal system created under the Komnenoi. The State cede public lands to a pronoiar, who will raise taxes on the parèques, the non-owner peasants, and defend his land . If at the beginning, pronoia were not hereditary, they rapidly became so, and pronoiar behaved as feudal lords in their lands. If this system is instaured, it will no longer be possible to revoke the title without a good reason, and theses will become hereditary.</text:p>
      <text:p text:style-name="Standard"/>
      <text:p text:style-name="Standard">Understood.</text:p>
      <text:p text:style-name="Standard"/>
      <text:p text:style-name="Standard">Restauration of the Themes.</text:p>
      <text:p text:style-name="Standard"/>
      <text:p text:style-name="Standard">The Thematas are the civilian and military system since Heraclius. The strategos or Doux is directly nominated by the central power , firmly controlled by the central administration of Constantinople, the Anatolè and the Dusis. The army is principally composed of stratiotai, a peasant-soldier which had been granted a part of public land to cultivate. With Thematas, the Emperor gain automatically the thematic title after the death of the owner to give it to who he wants. Furthermore, he can revoke freely the title . </text:p>
      <text:p text:style-name="Standard"/>
      <text:p text:style-name="Standard">Understood.</text:p>
      <text:p text:style-name="Standard"><text:soft-page-break/></text:p>
      <text:p text:style-name="P1"><text:bookmark text:name="yui_3_16_0_ym19_1_1494774729522_6277"/>Minor Logistic</text:p>
      <text:p text:style-name="P1"><text:bookmark text:name="yui_3_16_0_ym19_1_1494774729522_6276"/>The logistics, or stewardship, are one of the essential elements of all military activities . Improve the roads, organise the supplies , oversee the good quality of military equipement, and storage arms in reserves allow the improvement of the number of soldiers avalaible for the garnisons and the army in general.</text:p>
      <text:p text:style-name="P1"><text:bookmark text:name="yui_3_16_0_ym19_1_1494774729522_6275"/>Solid logistic</text:p>
      <text:p text:style-name="P1"><text:bookmark text:name="yui_3_16_0_ym19_1_1494774729522_6274"/>The logistics, or stewardship, are one of the essential elements of all military activities . Improve the roads, organise the supplies , oversee the good quality of military equipement, and storage arms in reserves allow the improvement of the number of soldiers avalaible for the garnisons and the army in general.</text:p>
      <text:p text:style-name="P1"><text:bookmark text:name="yui_3_16_0_ym19_1_1494774729522_6273"/>Major logistic</text:p>
      <text:p text:style-name="P1"><text:bookmark text:name="yui_3_16_0_ym19_1_1494774729522_6271"/>The logistics, or stewardship, are one of the essential elements of all military activities . Improve the roads, organise the supplies , oversee the good quality of military equipement, and storage arms in reserves allow the improvement of the number of soldiers avalaible for the garnisons and the army in general.</text:p>
      <text:p text:style-name="P1"><text:bookmark text:name="yui_3_16_0_ym19_1_1494774729522_6272"/>Quality logistic</text:p>
      <text:p text:style-name="P1"><text:bookmark text:name="yui_3_16_0_ym19_1_1494774729522_6282"/>The logistics, or stewardship, are one of the essential elements of all military activities . Improve the roads, organise the supplies , oversee the good quality of military equipement, and storage arms in reserves allow the improvement of the number of soldiers avalaible for the garnisons and the army in general.</text:p>
      <text:p text:style-name="P1"><text:bookmark text:name="yui_3_16_0_ym19_1_1494774729522_6283"/>Remarquable logistic</text:p>
      <text:p text:style-name="P1"><text:bookmark text:name="yui_3_16_0_ym19_1_1494774729522_6284"/>The logistics, or stewardship, are one of the essential elements of all military activities . Improve the roads, organise the supplies , oversee the good quality of military equipement, and storage arms in reserves allow the improvement of the number of soldiers avalaible for the garnisons and the army in general.</text:p>
      <text:p text:style-name="Standard"/>
      <text:p text:style-name="Standard">Arimanni</text:p>
      <text:p text:style-name="Standard"/>
      <text:p text:style-name="P1"><text:bookmark text:name="yui_3_16_0_ym19_1_1494774729522_6295"/>The free lombards mens, the Arimannis , are the only which have the right to bear arms. They must all be mobilised if the public powers (King, Dukes) exige it. Led by a Centenarius, the lombards Arimannis are forming a good infantry, regrouped in faramanni, small bands skilled at robbery. However, this method of fight makes the Lombards army rather weak defensively. Furthermore, the roman population, unarmed, do not take part in the armed expeditions.</text:p>
      <text:p text:style-name="P1"><text:bookmark text:name="yui_3_16_0_ym19_1_1494774729522_6332"/>Gasindi</text:p>
      <text:p text:style-name="P1"><text:bookmark text:name="yui_3_16_0_ym19_1_1494774729522_6296"/>In order to compensate the numeric weakness of lombards armies , it is possible to stow loyal warriors , which will be fed and ""maintained" by public powers. The Gasindi , the "fed" , ar creating a hole in the lombard taxation , but it allow to deploy a very disciplined army and heavy infantry . However, the little peasantry, which formed the light infantry , will see their lands taken to maintain theses Gansini</text:p>
      <text:p text:style-name="P1"/>
      <text:p text:style-name="P2">Skipreiða</text:p>
      <text:p text:style-name="P2"/>
      <text:p text:style-name="P1"><text:bookmark text:name="yui_3_16_0_ym19_1_1494774729522_6297"/>The Vikingar society is divided in three : the Konungar, or Jarls, which lead the men , the Boendr, the free men, and the þræll, the slaves . The two first "class" are the only which bear arms . Villages are organised in Skipreiða : if an enemy ship is in sight , or if warrirs must go in an expedition , a <text:soft-page-break/>warband can be gathered in minuts. As its name say so, Skipreiða is having at least one boat and its vikingar crew . This organisation allow both a good defense and devastatinly efficient raids beyond the seas.</text:p>
      <text:p text:style-name="Standard"/>
      <text:p text:style-name="P1"><text:bookmark text:name="yui_3_16_0_ym19_1_1494774729522_6331"/>Hirð</text:p>
      <text:p text:style-name="P1"><text:bookmark text:name="yui_3_16_0_ym19_1_1494774729522_6298"/>The Hirð is an army gathered by a powerfull lord, may he be Jarl or Honugr. In order to better control this army of free men, theses lords , theses lords often choose the better lords of the Skipreiða in order to engage them in their Heiðþegar or Huskarlar : mens bond together by an oath. Furthermore, the raids and the commerce considerably enrich the Boendr , which can now deploy more heavy infantry.</text:p>
      <text:p text:style-name="Standard"/>
      <text:p text:style-name="Text_20_body">Leiðangr</text:p>
      <text:p text:style-name="Text_20_body">Tysiachia</text:p>
      <text:p text:style-name="Text_20_body">Slavic tribes gathered together in : all free mens must go to war when the chief call to it. Slavics thus gather numerous archers and light infantry , but little to no heavy infantry.</text:p>
      <text:p text:style-name="Standard"/>
      <text:p text:style-name="Text_20_body">Tysiachia i Druzhina</text:p>
      <text:p text:style-name="Text_20_body">Over the time, the slavic Kunedzi strenghten their grasp on their tribe. If they continue to rely on tribal levies, the Kunedzi choose amongst the greatest and most promising warriors to make them Druzhinniki. Theses warriors are paid and bound to the person of the Prince. They are forming a loyal and good heavy infantry. For this reason, the less armed elements, even if still numerous in the Host , they are more and more refused .</text:p>
      <text:p text:style-name="Text_20_body">Hay Aznvakanutiun</text:p>
      <text:p text:style-name="Text_20_body">It is the Armenian nobility, and specifically, the high nobility, the Nakharar, which are the structure upon the society lean on, and thus, the Armenian army too. Theses great and powerfull families inerit numerous lands and titles . They are somewhat autonomous from the crown. When they go to war, the Nakharar rise an heterogeneous army. First, their relatives and their household are forming an exceptionnal cataphrac cavalry . Then, the footmen, generally Hillmen , weakly armed bu ferocious. The heavy infantry is uncommon, since the city peoples and peasants are rarely called to battle.</text:p>
      <text:p text:style-name="Text_20_body">Servitium Debitum</text:p>
      <text:p text:style-name="Text_20_body">The situation of the Armennian nobility, by its autonomy and equestrian valors, is already quite close with the Western chivalry. The Armenians nobles recently saw in theses westerners an exemple that they should follow. They thus adopted their equipement, but also and foremost their mentality . They thus are more likely to charge ferociously the nnemy, but they didn't forget the utilisation of the bow. However, this situation is not quite as good for Hillmens, which are now despised . But the light cavalry to protect our new shock cavalry and a more numerous heavy infantry are good compensation.</text:p>
      <text:p text:style-name="Standard"/>
      <text:p text:style-name="Text_20_body">Scholae Palatinae</text:p>
      <text:p text:style-name="Text_20_body">Comitatus Regis</text:p>
      <text:p text:style-name="Text_20_body">Turkish Mamluks</text:p>
      <text:p text:style-name="Text_20_body">Slavic Mamluks </text:p>
      <text:p text:style-name="Text_20_body">Circassian Mamluks</text:p>
      <text:p text:style-name="Text_20_body">Armenians Mamluks</text:p>
      <text:p text:style-name="Text_20_body"><text:soft-page-break/>Frankish Mamluks</text:p>
      <text:p text:style-name="Text_20_body">Soudaneses Mamluks</text:p>
      <text:p text:style-name="Text_20_body">Kataphraktoi</text:p>
      <text:p text:style-name="Text_20_body">Huskarlar</text:p>
      <text:p text:style-name="Text_20_body">Druzhinniki</text:p>
      <text:p text:style-name="Text_20_body">Milites Maiori</text:p>
      <text:p text:style-name="Text_20_body">Huskarlar</text:p>
      <text:p text:style-name="Text_20_body">Gallowglass</text:p>
      <text:p text:style-name="Text_20_body">Romano-Iberic</text:p>
      <text:p text:style-name="Text_20_body">Gallo-Roman</text:p>
      <text:p text:style-name="Text_20_body">Gallo</text:p>
      <text:p text:style-name="Text_20_body">Asabiyya</text:p>
      <text:p text:style-name="Standard"/>
      <text:p text:style-name="Text_20_body">The Asabiyya, or the "clan spirit " is one of the essential elements of muslim societies. The Asabiyya is the moral strength , blood, cultural or religious bounds between members of a society, a clan or a tribe. The major differences of Asabiyya between muslim states are because of their nomadity or sedentarity.</text:p>
      <text:p text:style-name="Text_20_body">First , in Bedouin peoples, every tribe, every clan possess a group spirit where everyone defend the other , without any financial or state authority compensation: they possess a very strong Assabiyya. However, every clan defend jealously their independance , and most of the time, the tribe just fight between them or sometimes plunder a sedentary city. In order to gather all the clans together in a gigantic Asabiyya, they need a cause, a message (dawla) strong enough to make them move.</text:p>
      <text:p text:style-name="Text_20_body">On the contrary, the sedentary world is by nature a city world : it is about the wealth and the population of the campaigns are submissed to its power . This is here that the arts, sciences, education or crafts prosper, because it is allowed by the state , product and the one who product of the urban sedentarity. This is the state which rise taxes on the subjected masses : the latter must be totally disarmed for the tax collect to be optimal.</text:p>
      <text:p text:style-name="Text_20_body">However, by disarming its population, the state is unable to protect himself against outside threats, especially for bédouins and nomads. He must protect himself by using tribal bedouins forces, which will ensure the military role . Theses forces are expensive, because they are swallowing the the public finances, which makes the state in an obligation to rise more taxes, which lead to depopulation of cities and severe reduction of trade. At this point, the state must regenerate itself by welcoming a new dynasty, which come from the bedouin world , in order to have a sufficient military power to repopulate cities , while taxes will be diminushed , because bedouins are not used to the luxury of the state.</text:p>
      <text:p text:style-name="Text_20_body">Weak</text:p>
      <text:p text:style-name="Text_20_body">This level of Asabiyya is the last of the Ibn Khaldoun cycle, which means the crumbling : the slave-soldiers are becoming too expensive for the state, which rise too strong taxes on the cities, which become depopulated and are dying . The size of slave-soldiers is at its limit, and worst, they beggin to overlook public affairs. Some rally every rebellous governors. Most of the time, a state with a weak Asabiyya crumble and become small independant principalities , or a nomadic tribe conquier its heart. However, there is another otpion : we can take new slave-soldiers to renew the Asabiyya by radically change it, which will make us able to come back on middle Asabiyya.</text:p>
      <text:p text:style-name="Standard"/>
      <text:p text:style-name="Text_20_body"><text:soft-page-break/>Middle</text:p>
      <text:p text:style-name="Text_20_body">This level of Asabiyya is equivalent to the beginning of the decline in the Ibn Khaldoun's cycle. The Sate do not have a tribal force anymore. He thus must build one by buying it or training slave-soldiers (Memluks, Saqaliba , Ghûlams), which came from the borders of the Dar-Al-Islam :in Bedouin territories, which possess a strong Asabiyya. However, the purchase and trayining of theses boys, which are soldiers-to-be, is very expensive. It will be probably needed to raise non-Quranics taxes in order to soften the cost of the army in public finance, which will pose some problems with the Qadis. Furthermore, the Mamluks armies are defensives, even if they can be used as an offensive army.</text:p>
      <text:p text:style-name="Text_20_body">Strong</text:p>
      <text:p text:style-name="Text_20_body">This level of Asabiyya is equivalent to the apogee phase in the cycle of Ibn Khaldoun. It is disponible only to the Bedouins (nomads) which just sedentarize themselves . The tribal chief becomes Sultan or Amîr : he benefits from the last remnants of tribal forces which came with him, while he excluded his relatives which present a risk to the state. However, theses excluded peoples , with their tribal forces, refuse sedentarization and go on the periphery of the realm, conquering large swathes of lands , which makes the territory of the state greater. Furthermore, the first slave -soldiers (Mamluks, Slavons and Ghulams ) are recruted at this point, even if they are only a royal guard for the moment.</text:p>
      <text:p text:style-name="Standard"/>
      <text:p text:style-name="Text_20_body">Nomadic</text:p>
      <text:p text:style-name="Text_20_body">Amongst Bedouins (Nomadics ) , the Asabiyya, the clan spirit, is really strong . The majority of the members of a clan or a tribe are ascetic and live simply. Every one of them feels really bound together , and there is no need to a compensation or restrictive authority for it. They are the strongest and most feared military and moral forces of the Islamic world . In the Ibn Khaldun cycle, this is equivalent to the bedouin phase, the progenitor one, where the tribal chief take over the kingdom and its heart. However, Nomads cannot profit from the state machinery and the associated ressources if they do not sedentarize.</text:p>
      <text:p text:style-name="Text_20_body">Taxes </text:p>
      <text:p text:style-name="Text_20_body">Taxes in Muslim societies are thought according to two contradictory concepts : the Qûran, which forbid to raise taxes outside the Djizia ( the Capitation), the Kharaj (property tax) and the Dhimma (tax on non-muslims ); and the Siyasa (the art of governance) , which often force to raise more taxes in order to allow the state to function properly. The Meks (non-Quranic taxes) are concerning the trade, in order to maintain a force of slave-soldiers of a state with a weak or a moderate asabiyya. If the state need much more founds, the Meks are directly raised on the cities . The population and all the Qadis regard very badly theses non-religious taxes.</text:p>
      <text:p text:style-name="Text_20_body">Koranics</text:p>
      <text:p text:style-name="Text_20_body">Even if only the Zakat, the charity, is quoted in the Quran , it is generally accepted that Quran-conform taxes are also the Djizia, the taxe on the Peoples of the Scriptures , and the Kharaj, a land tax which is normally rise on the conquered lands on non-muslims. Theses taxes are really weak, and if they allow a nomadic or recently sedentarized state to function properly, an already sedentarized State will rapidly have problem leaning only on theses incomes ...</text:p>
      <text:p text:style-name="Text_20_body">Commercial Meks</text:p>
      <text:p text:style-name="Text_20_body">Meks are taxes considered as non-Koranic. Very impopular, they are nevertheless necessary in order to makes the sedentary states function properly . The first meks tax often the trade ,by instiuting tolls or a tax on transactions. This allow to gain a lot more money, but some Imams will not like you very much .</text:p>
      <text:p text:style-name="Text_20_body">Urban meks </text:p>
      <text:p text:style-name="Text_20_body"><text:soft-page-break/>Meks are taxes considered as non-Koranic. Very impopular, they are nevertheless necessary in order to makes the sedentary states function properly. When the State absolutely need money , he directly rise taxes on cities. If the immediate income is great, this often lead to a commercial contraction of the cities , which will become depopulated and die.</text:p>
      <text:p text:style-name="Text_20_body">This governor deeply respect his lord , which restored the order in the State.</text:p>
      <text:p text:style-name="Standard"/>
      <text:p text:style-name="Standard">The Seven Lives of Islam</text:p>
      <text:p text:style-name="Standard"/>
      <text:p text:style-name="Text_20_body">Welcome in Rex In Regno Suo Est Imperator. This mod change several elements about muslims. The new mechanisms are based on the Muqaddima of Ibn Khaldoun. Now, the Asabiyya, "the Clan Spirit" , is what represent the heart of the moral, and thus military, strenght of muslim states, which is thus at the heart of the mechanisms. The nomads, the Bedouins, have a very strong Asabiyya, which is truly the sword of Islam. At the moment they become sedentar, they begin to lose their Asabiyya. They thus must recruit slave-soldiers, and thus developp their state. Thus, centralization and authority is much more easier to up than most other religions. Do not lose faith when you are in a weak Asabiyya, you must change the origin of your slave-soldiers, which will thus up of a step the terrible cycle of the seven lives of Islam. The taxes are directly linked to this system. Good luck !</text:p>
      <text:p text:style-name="Text_20_body">I am sedentary !</text:p>
      <text:p text:style-name="Text_20_body">I am Nomadic !</text:p>
      <text:p text:style-name="Standard"/>
      <text:p text:style-name="Text_20_body">A new dynasty</text:p>
      <text:p text:style-name="Text_20_body">By becoming independant or by taking over the power, our dynasty is now entering in the circle of the Seven lives of Islam, as it was described by Ibn Khaldoun. If you are sedentary, the Asabiyya of your state up to "Middle" . If you are Nomadic, you obtain the Nomadic Asabiyya. Don't forget the Asabiyya level decrease if you are sedentary !</text:p>
      <text:p text:style-name="Text_20_body">I am sedentary !</text:p>
      <text:p text:style-name="Text_20_body">I am Nomadic !</text:p>
      <text:p text:style-name="Text_20_body">Decrease of Asabiyya</text:p>
      <text:p text:style-name="Text_20_body">Your dynasty is losing more and more Asabiyya : the State do not have any kind of tribal force at its disposal. He must thus build one by buying slave soldiers (Mamluks, Slavons , Ghulams ), which come from the periphery of the Dar Al Islam, which means the Bedouins , which possess a strong Asabiyya. However, the purchase and training of theses boys is very expensive . It would be surely necessary to rise non Koranics taxes in order to allow us to keep an army , even if it will pose some problems with Qadis. Furthermore, Mamluks armies are generally defensive, even if they could be used offensively .</text:p>
      <text:p text:style-name="Text_20_body">Meh, nothing to worry about.</text:p>
      <text:p text:style-name="Text_20_body">Total loss of Asabiyya</text:p>
      <text:p text:style-name="Text_20_body">Your dynasty have a very weak Asabiyya, or even non-existent : our state is crumbling and our slave soldiers became too expensive for a state which rise too strong taxes on the cities , which are litteraly dying . The size of our slave soldier army is at its limit, and worst, they beggin to overlook public affairs. Some rally every rebellous governors.</text:p>
      <text:p text:style-name="Text_20_body">Oops ! That doesn't look good...</text:p>
      <text:p text:style-name="Standard"/>
      <text:p text:style-name="Text_20_body">Decrease of Asabiyya</text:p>
      <text:p text:style-name="Text_20_body">By sedentarizing yourself, you thus lost your Asabiyya by generations . However, you still dispose <text:soft-page-break/>of powerfull tribal forces in order to extend your realm. Furthermore, the first slave -soldiers (Mamluks, Slavons and Ghulams ) are recruted at this point, even if they are only a royal guard for the moment.</text:p>
      <text:p text:style-name="Text_20_body">Let's benefit from the cities, then !</text:p>
      <text:p text:style-name="Standard"/>
      <text:p text:style-name="Text_20_body">Exit from the Khaldun cycle </text:p>
      <text:p text:style-name="Text_20_body">No members of your dynsty is independant, so you go out from the cycle of the seven lives of Islam. Try to become great again !</text:p>
      <text:p text:style-name="Text_20_body">Damn !</text:p>
      <text:p text:style-name="Text_20_body">Change our Asabiyya</text:p>
      <text:p text:style-name="Text_20_body">In order to prevent our total collapse, there is one way to avoid : we must renew the Asabiyya of our slave soldiers, by radically change them, which will restore our Asabiyya on middle one. Let's construct new caserns in our capital and try to buy new slaves !</text:p>
      <text:p text:style-name="Text_20_body">Hurry !</text:p>
      <text:p text:style-name="Text_20_body">New Asabiyya</text:p>
      <text:p text:style-name="Text_20_body">Allah be praised, for we managed to renew our Asabiyya . We can now buy and train more slave soldiers of another geographic origin . In front of this renewal of the state , our governors calmed down, and our last Mamluks went back in their caserns. However, we just managed to breath a bit more, but at some point, our Asabiyya will decrease again...</text:p>
      <text:p text:style-name="Text_20_body">Indeed, but at least I am still on the throne !</text:p>
      <text:p text:style-name="Text_20_body">End of troubles !</text:p>
      <text:p text:style-name="Text_20_body">The Dawla in charge changed the Asabiyya of its Mamluks , and by that, managed to greatly reinforced its power . We cannot pay for dissident Mamluks anymore !</text:p>
      <text:p text:style-name="Text_20_body">Be patient, be patient ...</text:p>
      <text:p text:style-name="Standard"/>
      <text:p text:style-name="Text_20_body">Little Ribat Al-Turki</text:p>
      <text:p text:style-name="Text_20_body">The Ribat is a Mamluk casern. This casern is sufficient to train a royal guard, loyal to the sovereign. The Turkish childs from the fringes of Islam are bought and send there. They are then trained militarily (furusiyya ) and educated in Islam. Adult, they are granted the best equippement , forming a fearsome heavy cavalry.</text:p>
      <text:p text:style-name="Text_20_body">Ribat Al-Turki</text:p>
      <text:p text:style-name="Text_20_body">The Ribat is a Mamluk casern. This casern is sufficient to train hundreds of Mamluks, loyal to the sovereign. Hundreds of Turkish childs from the fringes of Islam are bought and send there.They are then trained daily accorded to the furusiyya , the military education. Hunt, equestrial games and strict disciplin allow to rise theses childs as fearsome and loyal soldiers toward their lords.</text:p>
      <text:p text:style-name="Text_20_body">Great Ribat Al-Turki</text:p>
      <text:p text:style-name="Text_20_body">The Ribat is a Mamluk casern. This casern is sufficient to train several thousands of Mamluks, loyal to the sovereign. Thousands of Turkish childs from the fringes of Islam are bought and send there.They are then trained daily accorded to the furusiyya , the military education. Hunt, equestrial games and strict disciplin allow to rise theses childs as fearsome soldiers. Furthermore, they are educated in Islam and they learn to respect every orders of their lord.</text:p>
      <text:p text:style-name="Text_20_body">Little Ribat Al-Saqaliba</text:p>
      <text:p text:style-name="Text_20_body">The Ribat is a Mamluk casern. This casern is sufficient to train a royal guard, loyal to the sovereign. <text:soft-page-break/>Slavon childs, selled by Christians, are bought and send there. They are then trained militarily (furusiyya ) and educated in Islam. Adult, they are granted the best equippement , forming a fearsome heavy cavalry.</text:p>
      <text:p text:style-name="Text_20_body">Ribat Al-Saqaliba</text:p>
      <text:p text:style-name="Text_20_body">The Ribat is a Mamluk casern. This casern is sufficient to train hundreds of Mamluks, loyal to the sovereign. Hundreds of Slavic childs are bought from the christian from the fringes of Islam are bought and send there.They are then trained daily accorded to the furusiyya , the military education. Hunt, equestrial games and strict disciplin allow to rise theses childs as fearsome and loyal soldiers toward their lords.</text:p>
      <text:p text:style-name="Text_20_body">Great Ribat Al-Saqaliba</text:p>
      <text:p text:style-name="Text_20_body">The Ribat is a Mamluk casern. This casern is sufficient to train several thousands of Mamluks, loyal to the sovereign. Thousands of Slavic childs are bought from the christians,which have a hard time to deliver that many childs, and are send there.They are then trained daily accorded to the furusiyya , the military education. Hunt, equestrial games and strict disciplin allow to rise theses childs as fearsome soldiers. Furthermore, they are educated in Islam and they learn to respect every orders of their lord.</text:p>
      <text:p text:style-name="Text_20_body">Little Ribat Al-Tcherkesses</text:p>
      <text:p text:style-name="Text_20_body">The Ribat is a Mamluk casern. This casern is sufficient to train a royal guard, loyal to the sovereign. The Circassian Caucasian childs are bought and send there. They are then trained militarily (furusiyya ) and educated in Islam. Adult, they are granted the best equippement , forming a fearsome heavy cavalry.</text:p>
      <text:p text:style-name="Text_20_body">Ribat Al-Tcherkesses</text:p>
      <text:p text:style-name="Text_20_body">The Ribat is a Mamluk casern. This casern is sufficient to train hundreds of Mamluks, loyal to the sovereign. Hundreds of Circassian Caucasian childs are bought and send there.They are then trained daily accorded to the furusiyya , the military education. Hunt, equestrial games and strict disciplin allow to rise theses childs as fearsome and loyal soldiers toward their lords.</text:p>
      <text:p text:style-name="Text_20_body">Great Ribat Al-Tcherkesses</text:p>
      <text:p text:style-name="Text_20_body">The Ribat is a Mamluk casern. This casern is sufficient to train several thousands of Mamluks, loyal to the sovereign. Thousands of Circassian Caucasian childs are bought and send there.They are then trained daily accorded to the furusiyya , the military education. Hunt, equestrial games and strict disciplin allow to rise theses childs as fearsome soldiers. Furthermore, they are educated in Islam and they learn to respect every orders of their lord.</text:p>
      <text:p text:style-name="Standard"/>
      <text:p text:style-name="Text_20_body">Little Ribat Al-Armini</text:p>
      <text:p text:style-name="Text_20_body">The Ribat is a casern. This casern is sufficient to train a royal guard, loyal to the sovereign. Contrary to other guards, which are slave-soldiers , the sovereign decided to pay for Armenian mercenaries from the Caucasus. Hillmen, rustics, theses mens are truly christian ""bedouins "" , and are ferocious in battle.</text:p>
      <text:p text:style-name="Text_20_body">Ribat Al-Armini</text:p>
      <text:p text:style-name="Text_20_body">The Ribat is a casern. This casern is sufficient to accomodate and train hundreds of Armenians. Contrary to other guards, which are slave-soldiers , the sovereign decided to pay for Armenian mercenaries from the Caucasus. Hillmen, rustics, theses mens are truly christian ""bedouins "" ,and are ferocious in battle. Furthermore, Armenians generally come with their own equipement, forged in the very good iron from their lands</text:p>
      <text:p text:style-name="Text_20_body">Great Ribat Al-Armini</text:p>
      <text:p text:style-name="Text_20_body"><text:soft-page-break/>The Ribat is a casern. This casern is sufficient to accomodate and train several thousands of Armenians. Contrary to other guards, which are slave-soldiers , the sovereign decided to pay for Armenian mercenaries from the Caucasus. Hillmen, rustics, theses mens are truly christian ""bedouins "" ,and are ferocious in battle. Furthermore, Armenians generally come with their own equipement, forged in the very good iron from their lands. Also, our policy toward the recruitment of Armenians allow us to recruit numerous Nakharars nobles which form an excellent heavy cavalry.</text:p>
      <text:p text:style-name="Text_20_body">Little Ribat Al-Sudani</text:p>
      <text:p text:style-name="Text_20_body">The Ribat is a Mamluk casern. This casern is sufficient to train a royal guard, loyal to the sovereign. The childs from Sudan ("the country of black peoples " ) are bought and send there. They are then trained militarily (furusiyya ) and educated in Islam. Contrary to other Mamluks, the Sudaneses are reknowned for their mastery of the bow.</text:p>
      <text:p text:style-name="Text_20_body">Ribat Al-Sudani</text:p>
      <text:p text:style-name="Text_20_body">The Ribat is a Mamluk casern. This casern is sufficient to train hundreds of Mamluks, loyal to the sovereign. Hundreds of childs from Sudan ("the country of black peoples " ) are bought and send there.They are then trained daily accorded to the furusiyya , the military education. Hunt, equestrial games and strict disciplin allow to rise theses childs as fearsome and loyal soldiers toward their lords. Contrary to other Mamluks, the Sudaneses are reknowned for their mastery of the bow.</text:p>
      <text:p text:style-name="Text_20_body">Great Ribat Al-Sudani</text:p>
      <text:p text:style-name="Text_20_body">The Ribat is a Mamluk casern. This casern is sufficient to train several thousands of Mamluks, loyal to the sovereign. Thousands of childs from Sudan ("the country of black peoples " ) are bought and send there.They are then trained daily accorded to the furusiyya , the military education. Hunt, equestrial games and strict disciplin allow to rise theses childs as fearsome soldiers. Furthermore, they are educated in Islam and they learn to respect every orders of their lord. Contrary to other Mamluks, the Sudaneses are reknowned for their mastery of the bow</text:p>
      <text:p text:style-name="Text_20_body">Little Ribat Al-Ifranji</text:p>
      <text:p text:style-name="Text_20_body">The Ribat is a casern. This casern is sufficient to train a royal guard, loyal to the sovereign. Contrary to other guards, which are slave-soldiers , the sovereign decided to pay for Frankish mercenaries from Christian Europe. The ""Franks"" are a large denomination but it generally refer to the christian peoples of Europe, from Spain to Germany. The Frankish cavalry is fearsome.</text:p>
      <text:p text:style-name="Text_20_body">Ribat Al-Ifranji</text:p>
      <text:p text:style-name="Text_20_body">The Ribat is a casern. This casern is sufficient to train several hundreds of Franks, loyal to the sovereign. Contrary to other guards, which are slave-soldiers , the sovereign decided to pay for Frankish mercenaries from Christian Europe. The ""Franks"" are a large denomination but it generally refer to the christian peoples of Europe, from Spain to Germany. The military and moral qualities of christian knights is estimated amongst muslim lords, especially thoses from the Maghreb.</text:p>
      <text:p text:style-name="Text_20_body">Great Ribat Al-Ifranji</text:p>
      <text:p text:style-name="Text_20_body">The Ribat is a casern. This casern is sufficient to accomodate and train several thousands of Franks, loyal to the sovereign. Contrary to other guards, which are slave-soldiers , the sovereign decided to pay for Frankish mercenaries from Christian Europe Contrary to other guards, which are slave-soldiers , the sovereign decided to pay for Franks mercenaries from Christian Europe. The ""Franks"" are a large denomination but it generally refer to the christian peoples of Europe, from Spain to Germany. The military and moral qualities of christian knights is estimated amongst muslim lords, especially thoses from the Maghreb. In many cases, we can see theses knights convert to Islam, even if the majority stay christian. In any case, they are all fearsome as heavy cavalry.</text:p>
      <text:p text:style-name="Standard"/>
      <text:p text:style-name="Standard"><text:soft-page-break/></text:p>
      <text:p text:style-name="P5">1391</text:p>
      <text:p text:style-name="Standard"/>
      <text:p text:style-name="Text_20_body">Ayyarum</text:p>
      <text:p text:style-name="Text_20_body">In case of danger , public powers rise militias from the cities, the Ayyarum. Formed from thugs and other hooligans, the urban militias , by definition sedentary, possess a truly pathetic military power . They are only usefull to fill the ranks , and they would be slaughtered by the first warriors they will face. You should be ashamed to use theses "soldiers</text:p>
      <text:p text:style-name="Standard"/>
      <text:p text:style-name="Standard">Bannum Ciuitatis </text:p>
      <text:p text:style-name="Standard"/>
      <text:p text:style-name="Text_20_body">Only the King possess the Bannum, which is the right of justice, the right to compel, but also to rise the ost , duty which every free men but fulfill. Every vassal which possess a public benefit (abbots, counts ) must come , with a cavalry retinue . Cities are often under the control of a bishop. The latter stays a public beneficiary, and must maintain a heavy cavalry for the ost. City peoples are rarely concerned by the military service, except for the defense.</text:p>
      <text:p text:style-name="Text_20_body">Tempus Cartorum</text:p>
      <text:p text:style-name="Text_20_body">STOP ET ON INFORME FARAS QUAND ON A CONSTRUIT CE BATIMENT</text:p>
      <text:p text:style-name="Text_20_body">Lately, a breakdown appeared in the urban world. Since the Late Roman Empire , the cities never ceased to decline, both economically and population growth. Now, cities are in the middle of an economic dynamic, and some of them even went beyond their walls from the Roman era. New social classes developped , and they accept less and less the exactions of the Barons and Counts . They now gather in a group, the commune , and exige a franchise chart from the power.</text:p>
      <text:p text:style-name="Text_20_body">Carta manu firmare (Servientes)</text:p>
      <text:p text:style-name="Text_20_body">Facing a silent revolt of urban classes, a lord can grant a franchise chart to a city . This free every citizen of the City, which are no longer Serfs but free men. Furthermore, they are granted the right to organise themselves as they want , with their own magistrates. They are granted the right of justice, even if the lord often stay the overseer of the high justice. Franchise charts are bought from the lord and he rise new taxes, he is thus not a loser when granting a chart. Furthermore, since the citie peoples are now free men, they are avalaible to military service. With the Chart, they must serve militarily fo free 40 days as servientes (Sergeants )</text:p>
      <text:p text:style-name="Standard"/>
      <text:p text:style-name="Text_20_body">Carta manu firmare (Sagitarii)</text:p>
      <text:p text:style-name="Text_20_body">Facing a silent revolt of urban classes, a lord can grant a franchise chart to a city . This free every citizen of the City, which are no longer Serfs but free men. Furthermore, they are granted the right to organise themselves as they want , with their own magistrates. They are granted the right of justice, even if the lord often stay the overseer of the high justice. Franchise charts are bought from the lord and he rise new taxes, he is thus not a loser when granting a chart. Furthermore, since the citie peoples are now free men, they are avalaible to military service. With the Chart, they must serve militarily fo free 40 days as Sagittarii (archers or crossbowmen ). Theses soldiers are really despised by the nobility, so this Chart cost bit of prestige.</text:p>
      <text:p text:style-name="Text_20_body"><text:soft-page-break/>Carta manu firmare (Picardi)</text:p>
      <text:p text:style-name="Text_20_body">Facing a silent revolt of urban classes, a lord can grant a franchise chart to a city . This free every citizen of the City, which are no longer Serfs but free men. Furthermore, they are granted the right to organise themselves as they want , with their own magistrates. They are granted the right of justice, even if the lord often stay the overseer of the high justice. Franchise charts are bought from the lord and he rise new taxes, he is thus not a loser when granting a chart. Furthermore, since the citie peoples are now free men, they are avalaible to military service. With the Chart, they must serve militarily fo free 40 days as Picardi (Pikemens)</text:p>
      <text:p text:style-name="Standard"/>
      <text:p text:style-name="Text_20_body">Imad</text:p>
      <text:p text:style-name="Text_20_body">Imad means "tent peg ". I is the greatest difference between sedentary and "Bawadi" , the Bedouins , in the muslim world. The Bedouins, which refer to the tribal or nomad forces , a life without luxury and austere . Their Asabiyya , their clan spirit, is very strong . Theses warriors are lightly armored , but possess an extremely high moral.</text:p>
      <text:p text:style-name="Text_20_body">Sabiqua</text:p>
      <text:p text:style-name="Text_20_body">The Sabiqua determine the first moments of a construction to go beyond the tribe itself. The greatest problem with Badawi is that they generally spend more time in killing themselves in family, clanic or tribal strife rather than unite against others. With a sufficient level of tribal authority, we might be able to cease strifes and rise more warriors.</text:p>
      <text:p text:style-name="Standard"/>
      <text:p text:style-name="Standard">Dawa</text:p>
      <text:p text:style-name="Standard"/>
      <text:p text:style-name="P1"><text:bookmark text:name="yui_3_16_0_ym19_1_1494774729522_12148"/>The Dawa is a religious message. According to Ibn Khaldoun, a dawa in a Bedouin tribe strenghten considerably its Asabiyya. The message is often preached by a Mahdi or a shia missionnary during a pelerinage to Mecca. When a tribe possess a dawa, it becomes entirely focused on the propagation of this message, especially by military means.</text:p>
      <text:p text:style-name="P1"/>
      <text:p text:style-name="P1"><text:bookmark text:name="yui_3_16_0_ym19_1_1494774729522_12144"/>Militia Communitatis</text:p>
      <text:p text:style-name="P1"><text:bookmark text:name="yui_3_16_0_ym19_1_1494774729522_12143"/>The habitants of the cities form communes, which are a political structure to rule themselves. If a danger arise, the magistrates can exige that all free men take arms. Cities tend to be effectively very difficult to take with a motivated population to defend it.<text:line-break/>However, most city dwelling people are mediocre soldiers to use in the field, only the richest being able to use a heavy equippement . Furthermore, they lack the discipline of true soldiers.</text:p>
      <text:p text:style-name="P1"/>
      <text:p text:style-name="P1"><text:bookmark text:name="yui_3_16_0_ym19_1_1494774729522_12142"/>Defensores Civitatis</text:p>
      <text:p text:style-name="P1"><text:bookmark text:name="yui_3_16_0_ym19_1_1494774729522_12101"/>Against the muslim razzias, cities become essential defensive chokepoint. The peasants are joining the city defense in case of need,  along with the city habitants. However, they are badly equipped and are not usefull in offensive wars, but they will fight for their lands no matter the cost</text:p>
      <text:p text:style-name="Standard"/>
      <text:p text:style-name="Standard"/>
      <text:p text:style-name="Standard">Locupletes Villani</text:p>
      <text:p text:style-name="Standard"/>
      <text:p text:style-name="Standard">Contrary to the rest of the christian West, the heavy cavalry of the Spainish Kingdoms are both recruited amongst the nobility and the cities area. The locupletes, the "rich" are thus forming a very good heavy cavalry , even if non-noble. Theses "caballeros-villanos" (the Villain-Knights), as of the classical Spanish Milites (Knights), are separated between the heavy charge cavalry, and thoses who ride as "Jinetes", thus formng a fearsome light cavalry. If the "Pedones" , the footmen, are here too, <text:soft-page-break/>they are less and less taking part in the ever-mobile war of the Spanish Kingdoms. </text:p>
      <text:p text:style-name="Standard"/>
      <text:p text:style-name="Standard"/>
      <text:p text:style-name="Standard">Ceithernn agus Fiann</text:p>
      <text:p text:style-name="Standard"/>
      <text:p text:style-name="Standard">Celts and Britons are gathered in gaelic tribes and clans, fighting ferociously , both between themselves and against any invader. The Fjann, the nobles, are permanently in front of the fight. They ride, without saddle, , small horses and launch javelins on their foes. They are in charge of the majority of the army, the Ceithernn, the free men of the clan. They are barefoot, without helmets, armors, only equipped with small shields, javelins or bows. If they are clearly underequipped, they sure are brave in the heart of the fight.</text:p>
      <text:p text:style-name="Standard"/>
      <text:p text:style-name="Standard">Oenach</text:p>
      <text:p text:style-name="Standard"/>
      <text:p text:style-name="Standard">The Oenach is the general levy, which can only be proclaimed by a rightfull and powerfull authority. Only this rightfull power or cause can force all the celts to join the army, regardless of the tribal or clanic separation. This levy is very annoying to the Fjanns, the nobles, who must conribute with a better light cavalry. Of course, most of the other mobilised free men still form a light skirmish infantry , the Ceithern.</text:p>
      <text:p text:style-name="Standard"/>
      <text:p text:style-name="Standard">Oenach Fiann</text:p>
      <text:p text:style-name="Standard"/>
      <text:p text:style-name="Standard">The construction of a royal (or ducal) authority beyond the tribes and clans , does not allow anymore to raise troops , or dissenssion will be everywhere again. The Celts authorities prefer to ask a military service from the aristocracy, the Fiann, and their relatives, better bound to their lord. This allow the monarch to raise a good light cavalry, and even a bit of heavy cavalry. Their household is notably composed of pikemen, who will fight as much as possible to protect their leader.</text:p>
      <text:p text:style-name="Standard"/>
      <text:p text:style-name="Standard">Oenach Fiann</text:p>
      <text:p text:style-name="Standard"/>
      <text:p text:style-name="Standard">The construction of a royal (or ducal) authority beyond the tribes and clans , does not allow anymore to raise troops , or dissenssion will be everywhere again. The Celts authorities prefer to ask a military service from the aristocracy, the Fiann, and their relatives, better bound to their lord. This allow the monarch to raise a good light cavalry, and even a bit of heavy cavalry. Their household is notably composed of pikemen, who will fight as much as possible to protect their leader.</text:p>
      <text:p text:style-name="Standard"/>
      <text:p text:style-name="Standard">Servitum Debitium</text:p>
      <text:p text:style-name="Standard"/>
      <text:p text:style-name="Standard">The Servitium Debitum is the military service that everyone due to the sovereign. The said lord delegated (in fact : gave ) the public power (potestas) to his vassals, which themselves delegated it to their vassals, etc. There is thus a parcelling of the public power at very small levels. This system is rest upon man-to-man bounds , the vassalage. It is the Milites (the Knights ) which benefit this total breakdown of the central power . As Lords (Dominus), they took over localities , fortifying theses lands, practising their juridic and politic domination on the said lands. The Milites completely overtook the military fonction . The rest of the mens are generally excluded of the military, even if in practice, we can find several auxiliaries lightly armored and the rare free mens which have not been reduced to complete servitude. The Milites are forming a formidable heavy cavalry, full of military ideals and glorifying virtue, the bravery and honor. The French Knights are recognised everwhere in the Christiannity as ideal incarnation of Knightly virtues. However, their impetuosity and their reduced sense of reality make them less able to defend and pull back, because <text:soft-page-break/>everyone knows theses maneuvers are reserved for paupers and for english peoples. </text:p>
      <text:p text:style-name="Standard"/>
      <text:p text:style-name="Standard">Retrobannum Regis</text:p>
      <text:p text:style-name="Standard"/>
      <text:p text:style-name="Standard">With the instauration of an ever-stronger and more centralisedmonarchy, the feudal system must eolve. Now, the State try to obtain the military service of all of the vassals or low-vassals of the Cown. In order to do this, the monarchy brought back to life the old concept of the Carolingian Heribannum, under the term of "Retrobannum" , the post-Ban. By instuting the Retrobannum, every possessor of fief must give a military service to the King, whatever his condition is (Laîc, Clerc or female ). Furthermore, the Post-Ban technically concern every free men which can bear arms. This obligation on the lower than Milites is often transformed in taxes, usefull to developp the State.The Post-Ban can mobilise a little more knights, flanked by sergeants, raised by the said knights or coming from free communities. </text:p>
      <text:p text:style-name="Standard"/>
      <text:p text:style-name="Standard">Compagnies d'Ordonnance</text:p>
      <text:p text:style-name="Standard"/>
      <text:p text:style-name="Standard">The military evolution and the restauration of public powers against the feudal lord allows drastic changes in the military organisation of the Kingdom. A permanent army is now put in place . The Compagnies d'Ordonnance are separed in « lances ». Each lance is composed of one men at arm, 3 horse archers, a c<text:span text:style-name="T1">outilier and a squire. The Compagnies thus form a trained and heavy cavalry, helped by horse archers (who dismount to fight), powerfull and mobile. Paid in time of peace as much as in time of war, this proffesionnal cavalry is powerfull, but costs a lot of money, and needs a developped fiscal system. Furthermore, infantry is getting a bigger place theses times . The Crown thus decided to create a permanent milicia of franc-archers, free of some taxes, which must train regularly at their local casern. This system allow the state to have an extremely good infantry, but it needs a solic financial basis.</text:span></text:p>
      <text:p text:style-name="P3"/>
      <text:p text:style-name="P3">Twenty lances d'ordonnance.</text:p>
      <text:p text:style-name="P3"/>
      <text:p text:style-name="P3">Servitium Debitum</text:p>
      <text:p text:style-name="Standard"/>
      <text:p text:style-name="Standard">The Servitium Debitum is the military service that everyone due to the sovereign. The said lord delegated (in fact : gave ) the public power (potestas) to his vassals, which themselves delegated it to their vassals, etc. There is thus a parcelling of the public power at very small levels. This system is rest upon man-to-man bounds , the vassalage. It is the Milites (the Knights ) which benefit this total breakdown of the central power . As Lords (Dominus), they took over localities , fortifying theses lands, practising their juridic and politic domination on the said lands. The Milites completely overtook the military fonction . Everywhere, the free light infantry is getting rarer in front of theses Great Peoples (Nobiliores), who form two types of cavalry. If a part of them take the same heavy equippement the rest of the western nobility uses, many of them ride a la « jinete » , which means on short stirrup , taking with them javelins and a light lance. Theses jinetes are well trained to the skirmishes and razzia tactics , but have less shock value than their western counterparts. Unlike the rest of western christiannity, the pedones, the footmen, are still many, because the rural areas along the border has customs (fueros) which allows them to bear arms and forcing them to go to war during the algarads against the Mahommedans.</text:p>
      <text:p text:style-name="Standard"/>
      <text:p text:style-name="Standard"/>
      <text:p text:style-name="Standard">Acostamiento y Hermandades</text:p>
      <text:p text:style-name="Standard"/>
      <text:p text:style-name="Standard">With the instauration of a stronger and more centralized monarchy, the feudal system must evolve. In the Kingdoms of Spains, the hidalguia , le small spanish nobility, are forming most of the mounted troops in time of war. However, the developpement of the State does not allow it to give <text:soft-page-break/>lands in return of military service. This is why the monarchy developped tje acostamientos, which are the rents in fief. But be carefull, because even if the state avoid a fragmentation of the state, theses rents ae very expensive. Theses Milites are riding a la « jinete » , which means on short stirrup , taking with them javelins and a light lance. Usefull to skirmish and to sack the ennemy's lands, they somewhat lack the shock value of more armoured soldiers. Furthermore, urban and rural localities are paying for the Hermandades, which are organised military brotherhoods who fight against the Mahommedans razzias and the endemic robbery. Theses permanent and trained militias are a very good light infantry.</text:p>
      <text:p text:style-name="Standard"/>
      <text:p text:style-name="Standard"><text:s/>Guarda Reales</text:p>
      <text:p text:style-name="Standard"/>
      <text:p text:style-name="Standard">The military evolution and the restauration of public powers against the feudal lord allows drastic changes in the military organisation of the Kingdom. A permanent army is now put in place . The Guarda Reales are separed in « lances ». Each lance is composed of one men at arm, 3 horse archers, a c<text:span text:style-name="T1">outilier and a squire. The Guarda Reales thus form a trained and heavy cavalry, helped by horse archers (who dismount to fight), powerfull and mobile. Paid in time of peace as much as in time of war, this proffesionnal cavalry is powerfull, but costs a lot of money, and needs a developped fiscal system. Furthermore, infantry, the Peones, are still <text:s/>supplied by the towns and the </text:span><text:span text:style-name="T1">Hermandades.</text:span></text:p>
      <text:p text:style-name="P3"/>
      <text:p text:style-name="P4">The Terra Imperii Romanorum Pars Occidentalis were the provinces which belongs to the Empire of Romans , but which were never retaken by the Basileia Tôn Rhomaion of Justinian ; which, despite of this, continue to claim its rightfull sovereignity to rule theses lands. But the local populations, the clergy and even the "barbarians" reclaim themselves the heirs of the Roman model. Furthermore, the Pope, using the Donation of Constantine , claim the total sovereignity on theses lands , while being already the Western religious chief. There is differents ways to these lands to be incorporated :</text:p>
      <text:p text:style-name="Text_20_body">-Either the Basileia become powerfull enough to reclaim rightfully theses lands<text:line-break/>-Either the Pope become powerfull enough to use the Donation of Constantine and submit the Western lords<text:line-break/>-Either a "barbarian lord" exploits the discord between the Basileus Autokrator and the Pontifex Maximus to become powerful enough to be crowned Emperor of the restored Western Roman Empire</text:p>
      <text:p text:style-name="P3"/>
      <text:p text:style-name="Standard"/>
      <text:p text:style-name="Standard">Terra Nullius</text:p>
      <text:p text:style-name="Standard"/>
      <text:p text:style-name="Standard">Theses lands are far away from the oikoumène, or the great sedentary and power centers. Thoses areas does not possess the necessary historical, cultural and religious basis to create the concept of an universal monarchy. However, the conversion to a monotheistic religion can change a lot of things :</text:p>
      <text:p text:style-name="Standard"/>
      <text:p text:style-name="Standard">Catholics (and affiliated), are crowned by the Pope, or, if he exists, the Imperator Semper Augustus. If the later is powerfull, he can exige the vassality of every catholic monarch. If he is too weak however, a powerfull catholic monarch can claim the Imperial crown to lead christiannity to better days.</text:p>
      <text:p text:style-name="Standard"/>
      <text:p text:style-name="Standard">Orthodox (and affiliated) <text:s/>are led by the Basileus Autokrator, avatar of God on Earth. While he exists and is somewhat powerfull, it is extremely difficult to contest the heir of Constantine. However, if the Eastern Empire fall, an orthodox lord will be able to claim the Roman Crown.</text:p>
      <text:p text:style-name="Standard"/>
      <text:p text:style-name="Standard"><text:soft-page-break/>Muslims are included in the « House of Islam » , the Dar Al Islam . Nominally , the Caliph is the leader of the Ummah, but it is totally possible for a powerfull muslim lord to capture the Caliph and claim the title of Amir al Umara to rule the Believ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zzarotto julien</meta:initial-creator>
    <meta:creation-date>2017-05-14T10:55:21.48</meta:creation-date>
    <dc:date>2017-05-23T19:20:17.52</dc:date>
    <dc:creator>Nicolas Grosjean</dc:creator>
    <meta:editing-duration>PT5H21M57S</meta:editing-duration>
    <meta:editing-cycles>14</meta:editing-cycles>
    <meta:generator>OpenOffice/4.1.3$Win32 OpenOffice.org_project/413m1$Build-9783</meta:generator>
    <meta:document-statistic meta:table-count="0" meta:image-count="0" meta:object-count="0" meta:page-count="39" meta:paragraph-count="637" meta:word-count="19093" meta:character-count="108905"/>
  </office:meta>
</office:document-meta>
</file>